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text-properties style:font-name="Arial1"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1"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1" fo:font-size="12pt" officeooo:rsid="01419eec" officeooo:paragraph-rsid="01419eec" style:font-size-asian="12pt" style:font-size-complex="12pt"/>
    </style:style>
    <style:style style:name="P51" style:family="paragraph" style:parent-style-name="Table_20_Contents">
      <style:text-properties style:font-name="Arial1"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1" fo:font-size="12pt" officeooo:rsid="0151c895" officeooo:paragraph-rsid="0151c895" style:font-size-asian="12pt" style:font-size-complex="12pt"/>
    </style:style>
    <style:style style:name="P53"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64"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1" fo:font-size="12pt" fo:font-weight="bold" officeooo:rsid="00e98fc0" officeooo:paragraph-rsid="0147ebb3"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1" fo:font-size="12pt" fo:font-weight="normal" officeooo:rsid="0134883c" officeooo:paragraph-rsid="0134883c"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1" fo:font-size="12pt" fo:font-weight="normal" officeooo:rsid="013bcc1a" officeooo:paragraph-rsid="013bcc1a"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1" fo:font-size="12pt" fo:font-weight="normal" officeooo:rsid="014511b8" officeooo:paragraph-rsid="014511b8"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1" fo:font-size="12pt" fo:font-weight="normal" officeooo:rsid="0147e8fa" officeooo:paragraph-rsid="0147ebb3"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1" fo:font-size="12pt" fo:font-weight="normal" officeooo:rsid="0151c895" officeooo:paragraph-rsid="0151c895"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1" fo:font-size="12pt" fo:language="zxx" fo:country="none" fo:font-weight="normal" officeooo:rsid="01389e70" officeooo:paragraph-rsid="01389e70"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1" fo:font-size="12pt" fo:language="zxx" fo:country="none" fo:font-weight="normal" officeooo:rsid="01389e70" officeooo:paragraph-rsid="0139e89b"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20" style:family="paragraph" style:parent-style-name="Table_20_Contents">
      <style:text-properties style:font-name="Arial1"/>
    </style:style>
    <style:style style:name="P121" style:family="paragraph" style:parent-style-name="Table_20_Contents">
      <style:text-properties style:font-name="Arial1" fo:font-weight="bold" style:font-weight-asian="bold" style:font-weight-complex="bold"/>
    </style:style>
    <style:style style:name="P122" style:family="paragraph" style:parent-style-name="Table_20_Contents">
      <style:text-properties style:font-name="Arial1" officeooo:rsid="00039645" officeooo:paragraph-rsid="00039645"/>
    </style:style>
    <style:style style:name="P123" style:family="paragraph" style:parent-style-name="Text_20_body">
      <style:text-properties style:font-name="Arial1" officeooo:rsid="00039645" officeooo:paragraph-rsid="00039645"/>
    </style:style>
    <style:style style:name="P124" style:family="paragraph" style:parent-style-name="Text_20_body">
      <style:text-properties style:font-name="Arial1"/>
    </style:style>
    <style:style style:name="P125" style:family="paragraph" style:parent-style-name="Table_20_Heading">
      <style:text-properties style:font-name="Arial1"/>
    </style:style>
    <style:style style:name="P126" style:family="paragraph" style:parent-style-name="Table_20_Heading">
      <style:paragraph-properties fo:text-align="start" style:justify-single-word="false"/>
      <style:text-properties style:font-name="Arial1"/>
    </style:style>
    <style:style style:name="P127" style:family="paragraph" style:parent-style-name="Standard">
      <style:text-properties style:font-name="Arial"/>
    </style:style>
    <style:style style:name="P128" style:family="paragraph" style:parent-style-name="Standard">
      <style:text-properties style:font-name="Arial" fo:font-weight="normal" style:font-weight-asian="normal" style:font-weight-complex="normal"/>
    </style:style>
    <style:style style:name="P129" style:family="paragraph" style:parent-style-name="Table_20_Contents">
      <style:text-properties style:font-name="Arial" fo:font-weight="normal" style:font-weight-asian="normal" style:font-weight-complex="normal"/>
    </style:style>
    <style:style style:name="P130" style:family="paragraph" style:parent-style-name="Table_20_Contents">
      <style:text-properties style:font-name="Arial" fo:font-weight="normal" officeooo:rsid="00e51555" officeooo:paragraph-rsid="00e51555" style:font-weight-asian="normal" style:font-weight-complex="normal"/>
    </style:style>
    <style:style style:name="P131" style:family="paragraph" style:parent-style-name="Table_20_Contents">
      <style:text-properties style:font-name="Arial" fo:font-weight="normal" officeooo:rsid="00e51555" officeooo:paragraph-rsid="00e59fd3" style:font-weight-asian="normal" style:font-weight-complex="normal"/>
    </style:style>
    <style:style style:name="P132" style:family="paragraph" style:parent-style-name="Table_20_Contents">
      <style:text-properties style:font-name="Arial" fo:font-weight="normal" officeooo:rsid="013f9cdd" officeooo:paragraph-rsid="014676b8" style:font-weight-asian="normal" style:font-weight-complex="normal"/>
    </style:style>
    <style:style style:name="P133" style:family="paragraph" style:parent-style-name="Table_20_Contents">
      <style:text-properties style:font-name="Arial" fo:font-weight="normal" officeooo:rsid="014676b8" officeooo:paragraph-rsid="014676b8" style:font-weight-asian="normal" style:font-weight-complex="normal"/>
    </style:style>
    <style:style style:name="P134" style:family="paragraph" style:parent-style-name="Table_20_Contents">
      <style:text-properties style:font-name="Arial"/>
    </style:style>
    <style:style style:name="P135" style:family="paragraph" style:parent-style-name="Table_20_Contents">
      <style:text-properties style:font-name="Arial" fo:font-weight="bold" style:font-weight-asian="bold" style:font-weight-complex="bold"/>
    </style:style>
    <style:style style:name="P136" style:family="paragraph" style:parent-style-name="Table_20_Contents">
      <style:text-properties style:font-name="Arial" fo:font-weight="bold" officeooo:rsid="00e51555" officeooo:paragraph-rsid="00e51555" style:font-weight-asian="bold" style:font-weight-complex="bold"/>
    </style:style>
    <style:style style:name="P137" style:family="paragraph" style:parent-style-name="Table_20_Contents">
      <style:text-properties style:font-name="Arial" fo:font-weight="bold" officeooo:rsid="01116bc1" officeooo:paragraph-rsid="01116bc1" style:font-weight-asian="bold" style:font-weight-complex="bold"/>
    </style:style>
    <style:style style:name="P138" style:family="paragraph" style:parent-style-name="Table_20_Contents">
      <style:text-properties style:font-name="Arial" fo:font-weight="bold" officeooo:rsid="013dca03" officeooo:paragraph-rsid="013dca03" style:font-weight-asian="bold" style:font-weight-complex="bold"/>
    </style:style>
    <style:style style:name="P139" style:family="paragraph" style:parent-style-name="Table_20_Contents">
      <style:text-properties style:font-name="Arial" fo:font-weight="bold" officeooo:rsid="014676b8" officeooo:paragraph-rsid="014676b8" style:font-weight-asian="bold" style:font-weight-complex="bold"/>
    </style:style>
    <style:style style:name="P140" style:family="paragraph" style:parent-style-name="Table_20_Contents">
      <style:text-properties style:font-name="Arial" fo:font-style="italic" style:font-style-asian="italic" style:font-style-complex="italic"/>
    </style:style>
    <style:style style:name="P141" style:family="paragraph" style:parent-style-name="Table_20_Contents">
      <style:text-properties style:font-name="Arial" fo:font-style="italic" fo:font-weight="normal" style:font-style-asian="italic" style:font-weight-asian="normal" style:font-style-complex="italic" style:font-weight-complex="normal"/>
    </style:style>
    <style:style style:name="P14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44" style:family="paragraph" style:parent-style-name="Text_20_body">
      <style:text-properties style:font-name="Arial"/>
    </style:style>
    <style:style style:name="P145" style:family="paragraph" style:parent-style-name="Text_20_body">
      <style:text-properties style:font-name="Arial" officeooo:rsid="00514dd6" officeooo:paragraph-rsid="00628528"/>
    </style:style>
    <style:style style:name="P146" style:family="paragraph" style:parent-style-name="Text_20_body">
      <style:text-properties style:font-name="Arial" officeooo:paragraph-rsid="001ec80d"/>
    </style:style>
    <style:style style:name="P147" style:family="paragraph" style:parent-style-name="Table_20_Heading">
      <style:text-properties style:font-name="Arial"/>
    </style:style>
    <style:style style:name="P148" style:family="paragraph" style:parent-style-name="Text_20_body">
      <style:text-properties style:font-name="Arial" officeooo:rsid="00e51555" officeooo:paragraph-rsid="00e51555"/>
    </style:style>
    <style:style style:name="P149" style:family="paragraph" style:parent-style-name="Text_20_body">
      <style:text-properties style:font-name="Arial" officeooo:rsid="01116bc1" officeooo:paragraph-rsid="01116bc1"/>
    </style:style>
    <style:style style:name="P150" style:family="paragraph" style:parent-style-name="Text_20_body">
      <style:text-properties style:font-name="Arial" officeooo:rsid="013dca03" officeooo:paragraph-rsid="013dca03"/>
    </style:style>
    <style:style style:name="P151" style:family="paragraph" style:parent-style-name="Standard">
      <style:paragraph-properties fo:text-align="center" style:justify-single-word="false"/>
    </style:style>
    <style:style style:name="P152" style:family="paragraph" style:parent-style-name="Standard">
      <style:text-properties officeooo:rsid="00d179f1" officeooo:paragraph-rsid="00d179f1"/>
    </style:style>
    <style:style style:name="P153"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54" style:family="paragraph" style:parent-style-name="Table_20_Contents">
      <style:text-properties officeooo:rsid="0006f066" officeooo:paragraph-rsid="0006f066"/>
    </style:style>
    <style:style style:name="P155" style:family="paragraph" style:parent-style-name="Table_20_Contents">
      <style:paragraph-properties fo:text-align="start" style:justify-single-word="false"/>
      <style:text-properties fo:font-weight="normal" style:font-weight-asian="normal" style:font-weight-complex="normal"/>
    </style:style>
    <style:style style:name="P156" style:family="paragraph" style:parent-style-name="Table_20_Contents">
      <style:text-properties fo:font-weight="normal" officeooo:rsid="00a17a11" officeooo:paragraph-rsid="00a23781" style:font-weight-asian="normal" style:font-weight-complex="normal"/>
    </style:style>
    <style:style style:name="P157" style:family="paragraph" style:parent-style-name="Text_20_body">
      <style:text-properties fo:font-weight="normal" style:font-weight-asian="normal" style:font-weight-complex="normal"/>
    </style:style>
    <style:style style:name="P158" style:family="paragraph" style:parent-style-name="Text_20_body">
      <style:text-properties fo:font-weight="normal" officeooo:rsid="0006f066" officeooo:paragraph-rsid="0006f066" style:font-weight-asian="normal" style:font-weight-complex="normal"/>
    </style:style>
    <style:style style:name="P159" style:family="paragraph" style:parent-style-name="Text_20_body">
      <style:text-properties fo:font-weight="normal" officeooo:rsid="0073736b" officeooo:paragraph-rsid="0073736b" style:font-weight-asian="normal" style:font-weight-complex="normal"/>
    </style:style>
    <style:style style:name="P160" style:family="paragraph" style:parent-style-name="Text_20_body">
      <style:text-properties fo:font-weight="normal" officeooo:paragraph-rsid="00ef1ef3" style:font-weight-asian="normal" style:font-weight-complex="normal"/>
    </style:style>
    <style:style style:name="P161" style:family="paragraph" style:parent-style-name="Text_20_body">
      <style:text-properties fo:font-weight="normal" officeooo:rsid="00ee4fa8" officeooo:paragraph-rsid="00ee4fa8" style:font-weight-asian="normal" style:font-weight-complex="normal"/>
    </style:style>
    <style:style style:name="P162" style:family="paragraph" style:parent-style-name="Text_20_body">
      <style:text-properties fo:font-weight="normal" officeooo:rsid="01116bc1" officeooo:paragraph-rsid="01116bc1" style:font-weight-asian="normal" style:font-weight-complex="normal"/>
    </style:style>
    <style:style style:name="P163" style:family="paragraph" style:parent-style-name="Text_20_body">
      <style:text-properties fo:font-weight="normal" officeooo:rsid="012ad7aa" officeooo:paragraph-rsid="012ad7aa" style:font-weight-asian="normal" style:font-weight-complex="normal"/>
    </style:style>
    <style:style style:name="P164" style:family="paragraph" style:parent-style-name="Text_20_body">
      <style:text-properties fo:font-weight="normal" officeooo:rsid="01438840" officeooo:paragraph-rsid="01438840" style:font-weight-asian="normal" style:font-weight-complex="normal"/>
    </style:style>
    <style:style style:name="P165" style:family="paragraph" style:parent-style-name="Table_20_Contents">
      <style:paragraph-properties fo:text-align="start" style:justify-single-word="false"/>
      <style:text-properties fo:font-weight="bold" style:font-weight-asian="bold" style:font-weight-complex="bold"/>
    </style:style>
    <style:style style:name="P166" style:family="paragraph" style:parent-style-name="Text_20_body">
      <style:text-properties fo:font-weight="bold" style:font-weight-asian="bold" style:font-weight-complex="bold"/>
    </style:style>
    <style:style style:name="P167" style:family="paragraph" style:parent-style-name="Text_20_body">
      <style:text-properties fo:font-weight="bold" officeooo:paragraph-rsid="00ef1ef3" style:font-weight-asian="bold" style:font-weight-complex="bold"/>
    </style:style>
    <style:style style:name="P168" style:family="paragraph" style:parent-style-name="Text_20_body">
      <style:text-properties fo:font-weight="bold" officeooo:rsid="0112fe4e" officeooo:paragraph-rsid="0112fe4e" style:font-weight-asian="bold" style:font-weight-complex="bold"/>
    </style:style>
    <style:style style:name="P169" style:family="paragraph" style:parent-style-name="Text_20_body">
      <style:text-properties fo:font-weight="bold" officeooo:rsid="012ad7aa" officeooo:paragraph-rsid="012ad7aa" style:font-weight-asian="bold" style:font-weight-complex="bold"/>
    </style:style>
    <style:style style:name="P170" style:family="paragraph" style:parent-style-name="Text_20_body">
      <style:text-properties fo:font-weight="bold" officeooo:rsid="012eec6c" officeooo:paragraph-rsid="012eec6c" style:font-weight-asian="bold" style:font-weight-complex="bold"/>
    </style:style>
    <style:style style:name="P171" style:family="paragraph" style:parent-style-name="Table_20_Contents">
      <style:paragraph-properties fo:text-align="start" style:justify-single-word="false"/>
    </style:style>
    <style:style style:name="P172" style:family="paragraph" style:parent-style-name="Table_20_Contents">
      <style:paragraph-properties fo:text-align="start" style:justify-single-word="false"/>
      <style:text-properties officeooo:paragraph-rsid="00a03282"/>
    </style:style>
    <style:style style:name="P173" style:family="paragraph" style:parent-style-name="Table_20_Contents">
      <style:paragraph-properties fo:text-align="start" style:justify-single-word="false"/>
      <style:text-properties officeooo:paragraph-rsid="00c8cf71"/>
    </style:style>
    <style:style style:name="P174" style:family="paragraph" style:parent-style-name="Table_20_Contents">
      <style:paragraph-properties fo:text-align="start" style:justify-single-word="false"/>
      <style:text-properties officeooo:paragraph-rsid="00cfb5a5"/>
    </style:style>
    <style:style style:name="P175" style:family="paragraph" style:parent-style-name="Table_20_Contents">
      <style:paragraph-properties fo:text-align="start" style:justify-single-word="false"/>
      <style:text-properties officeooo:paragraph-rsid="00d179f1"/>
    </style:style>
    <style:style style:name="P176" style:family="paragraph" style:parent-style-name="Table_20_Contents">
      <style:paragraph-properties fo:text-align="start" style:justify-single-word="false"/>
      <style:text-properties officeooo:paragraph-rsid="00d534a5"/>
    </style:style>
    <style:style style:name="P177" style:family="paragraph" style:parent-style-name="Table_20_Contents">
      <style:paragraph-properties fo:text-align="start" style:justify-single-word="false"/>
      <style:text-properties officeooo:paragraph-rsid="00ed6c81"/>
    </style:style>
    <style:style style:name="P178" style:family="paragraph" style:parent-style-name="Table_20_Contents">
      <style:text-properties officeooo:rsid="00628528" officeooo:paragraph-rsid="00628528"/>
    </style:style>
    <style:style style:name="P179" style:family="paragraph" style:parent-style-name="Table_20_Contents">
      <style:text-properties officeooo:rsid="00a17a11" officeooo:paragraph-rsid="00a23781"/>
    </style:style>
    <style:style style:name="P180" style:family="paragraph" style:parent-style-name="Table_20_Contents">
      <style:text-properties fo:font-size="10pt" style:font-size-asian="10pt" style:font-size-complex="10pt"/>
    </style:style>
    <style:style style:name="P181" style:family="paragraph" style:parent-style-name="Table_20_Contents">
      <style:text-properties fo:font-size="10pt" officeooo:rsid="00a979d5" officeooo:paragraph-rsid="00a979d5" style:font-size-asian="10pt" style:font-size-complex="10pt"/>
    </style:style>
    <style:style style:name="P182" style:family="paragraph" style:parent-style-name="Text_20_body">
      <style:text-properties fo:font-size="10pt" officeooo:rsid="00a979d5" officeooo:paragraph-rsid="00a979d5" style:font-size-asian="10pt" style:font-size-complex="10pt"/>
    </style:style>
    <style:style style:name="P183" style:family="paragraph" style:parent-style-name="Table_20_Contents">
      <style:text-properties fo:font-size="10pt" officeooo:rsid="00a979d5" officeooo:paragraph-rsid="00b6e13d" style:font-size-asian="10pt" style:font-size-complex="10pt"/>
    </style:style>
    <style:style style:name="P184" style:family="paragraph" style:parent-style-name="Table_20_Contents">
      <style:text-properties fo:font-size="10pt" officeooo:rsid="00aaf678" officeooo:paragraph-rsid="00aaf678" style:font-size-asian="10pt" style:font-size-complex="10pt"/>
    </style:style>
    <style:style style:name="P185" style:family="paragraph" style:parent-style-name="Text_20_body">
      <style:text-properties fo:font-size="10pt" officeooo:rsid="00a60c4d" officeooo:paragraph-rsid="00a979d5" style:font-size-asian="10pt" style:font-size-complex="10pt"/>
    </style:style>
    <style:style style:name="P186" style:family="paragraph" style:parent-style-name="Table_20_Contents">
      <style:text-properties fo:font-size="10pt" officeooo:rsid="01223d63" officeooo:paragraph-rsid="01223d63" style:font-size-asian="10pt" style:font-size-complex="10pt"/>
    </style:style>
    <style:style style:name="P187" style:family="paragraph" style:parent-style-name="Text_20_body">
      <style:text-properties fo:font-style="italic" style:font-style-asian="italic" style:font-style-complex="italic"/>
    </style:style>
    <style:style style:name="P188" style:family="paragraph" style:parent-style-name="Text_20_body">
      <style:text-properties officeooo:rsid="001b2976" officeooo:paragraph-rsid="001b2976"/>
    </style:style>
    <style:style style:name="P189" style:family="paragraph" style:parent-style-name="Text_20_body">
      <style:text-properties officeooo:rsid="001b2976" officeooo:paragraph-rsid="010a7c46"/>
    </style:style>
    <style:style style:name="P190" style:family="paragraph" style:parent-style-name="Text_20_body">
      <style:text-properties officeooo:rsid="001bf16d" officeooo:paragraph-rsid="001bf16d"/>
    </style:style>
    <style:style style:name="P191" style:family="paragraph" style:parent-style-name="Text_20_body">
      <style:text-properties officeooo:rsid="001bf16d" officeooo:paragraph-rsid="00ff8b03"/>
    </style:style>
    <style:style style:name="P192" style:family="paragraph" style:parent-style-name="Text_20_body">
      <style:text-properties officeooo:rsid="0026d661" officeooo:paragraph-rsid="0026d661"/>
    </style:style>
    <style:style style:name="P193" style:family="paragraph" style:parent-style-name="Text_20_body">
      <style:text-properties officeooo:rsid="004efe9a" officeooo:paragraph-rsid="004efe9a"/>
    </style:style>
    <style:style style:name="P194" style:family="paragraph" style:parent-style-name="Text_20_body">
      <style:text-properties officeooo:paragraph-rsid="00535419"/>
    </style:style>
    <style:style style:name="P195" style:family="paragraph" style:parent-style-name="Text_20_body">
      <style:text-properties officeooo:rsid="00570221" officeooo:paragraph-rsid="0059e51b"/>
    </style:style>
    <style:style style:name="P196" style:family="paragraph" style:parent-style-name="Text_20_body">
      <style:text-properties officeooo:rsid="0057ff57" officeooo:paragraph-rsid="0057ff57"/>
    </style:style>
    <style:style style:name="P197" style:family="paragraph" style:parent-style-name="Text_20_body">
      <style:text-properties officeooo:rsid="0057ff57" officeooo:paragraph-rsid="0059e51b"/>
    </style:style>
    <style:style style:name="P198" style:family="paragraph" style:parent-style-name="Text_20_body">
      <style:text-properties officeooo:rsid="0057ff57" officeooo:paragraph-rsid="005e0c21"/>
    </style:style>
    <style:style style:name="P199" style:family="paragraph" style:parent-style-name="Text_20_body">
      <style:text-properties officeooo:rsid="0057ff57" officeooo:paragraph-rsid="00628528"/>
    </style:style>
    <style:style style:name="P200" style:family="paragraph" style:parent-style-name="Text_20_body">
      <style:text-properties officeooo:rsid="0057ff57" officeooo:paragraph-rsid="007bebd8"/>
    </style:style>
    <style:style style:name="P201" style:family="paragraph" style:parent-style-name="Text_20_body">
      <style:text-properties officeooo:rsid="0057ff57" officeooo:paragraph-rsid="0081b9e2"/>
    </style:style>
    <style:style style:name="P202" style:family="paragraph" style:parent-style-name="Text_20_body">
      <style:text-properties officeooo:rsid="0057ff57" officeooo:paragraph-rsid="00846027"/>
    </style:style>
    <style:style style:name="P203" style:family="paragraph" style:parent-style-name="Text_20_body">
      <style:text-properties officeooo:rsid="005e0c21" officeooo:paragraph-rsid="005e0c21"/>
    </style:style>
    <style:style style:name="P204" style:family="paragraph" style:parent-style-name="Text_20_body">
      <style:text-properties officeooo:rsid="00792dfc" officeooo:paragraph-rsid="00792dfc"/>
    </style:style>
    <style:style style:name="P205" style:family="paragraph" style:parent-style-name="Text_20_body">
      <style:text-properties officeooo:rsid="00792dfc" officeooo:paragraph-rsid="007da6c6"/>
    </style:style>
    <style:style style:name="P206" style:family="paragraph" style:parent-style-name="Text_20_body">
      <style:text-properties officeooo:rsid="00792dfc" officeooo:paragraph-rsid="00a37ed7"/>
    </style:style>
    <style:style style:name="P207" style:family="paragraph" style:parent-style-name="Text_20_body">
      <style:text-properties officeooo:paragraph-rsid="00a60c4d"/>
    </style:style>
    <style:style style:name="P208" style:family="paragraph" style:parent-style-name="Text_20_body">
      <style:text-properties officeooo:rsid="00a60c4d" officeooo:paragraph-rsid="00a60c4d"/>
    </style:style>
    <style:style style:name="P209" style:family="paragraph" style:parent-style-name="Text_20_body">
      <style:text-properties officeooo:rsid="00a7a500" officeooo:paragraph-rsid="00a7a500"/>
    </style:style>
    <style:style style:name="P210" style:family="paragraph" style:parent-style-name="Table_20_Heading">
      <style:text-properties officeooo:rsid="00a7a500" officeooo:paragraph-rsid="00a7a500"/>
    </style:style>
    <style:style style:name="P211" style:family="paragraph" style:parent-style-name="Text_20_body">
      <style:text-properties officeooo:paragraph-rsid="00a7a500"/>
    </style:style>
    <style:style style:name="P212" style:family="paragraph" style:parent-style-name="Text_20_body">
      <style:text-properties style:font-name="Consolas" fo:font-size="10pt" officeooo:rsid="00ae4855" officeooo:paragraph-rsid="00af109f" style:font-size-asian="10pt" style:font-size-complex="10pt"/>
    </style:style>
    <style:style style:name="P213" style:family="paragraph" style:parent-style-name="Text_20_body">
      <style:text-properties style:font-name="Consolas" fo:font-size="10pt" officeooo:rsid="00ae4855" officeooo:paragraph-rsid="00b1597c" style:font-size-asian="10pt" style:font-size-complex="10pt"/>
    </style:style>
    <style:style style:name="P214" style:family="paragraph" style:parent-style-name="Text_20_body">
      <style:text-properties officeooo:rsid="00b1597c" officeooo:paragraph-rsid="00b1597c"/>
    </style:style>
    <style:style style:name="P215" style:family="paragraph" style:parent-style-name="Text_20_body">
      <style:text-properties officeooo:rsid="00bb2e3f" officeooo:paragraph-rsid="00bb2e3f"/>
    </style:style>
    <style:style style:name="P216" style:family="paragraph" style:parent-style-name="Text_20_body">
      <style:text-properties officeooo:rsid="00c0b321" officeooo:paragraph-rsid="00c0b321"/>
    </style:style>
    <style:style style:name="P217" style:family="paragraph" style:parent-style-name="Table_20_Contents">
      <style:text-properties officeooo:rsid="00daba7b" officeooo:paragraph-rsid="00daba7b"/>
    </style:style>
    <style:style style:name="P218" style:family="paragraph" style:parent-style-name="Text_20_body">
      <style:text-properties officeooo:paragraph-rsid="00ee4fa8"/>
    </style:style>
    <style:style style:name="P219" style:family="paragraph" style:parent-style-name="Text_20_body">
      <style:text-properties officeooo:rsid="00ee4fa8" officeooo:paragraph-rsid="00ee4fa8"/>
    </style:style>
    <style:style style:name="P220" style:family="paragraph" style:parent-style-name="Text_20_body">
      <style:text-properties officeooo:rsid="00ee4fa8" officeooo:paragraph-rsid="00ef1ef3"/>
    </style:style>
    <style:style style:name="P221"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22"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23" style:family="paragraph" style:parent-style-name="Text_20_body">
      <style:text-properties officeooo:paragraph-rsid="00ef1ef3"/>
    </style:style>
    <style:style style:name="P224" style:family="paragraph" style:parent-style-name="Text_20_body">
      <style:text-properties officeooo:rsid="00f5575b" officeooo:paragraph-rsid="00f5575b"/>
    </style:style>
    <style:style style:name="P225" style:family="paragraph" style:parent-style-name="Table_20_Contents">
      <style:paragraph-properties fo:text-align="start" style:justify-single-word="false"/>
      <style:text-properties officeooo:rsid="00cfb5a5" officeooo:paragraph-rsid="00cfb5a5"/>
    </style:style>
    <style:style style:name="P226" style:family="paragraph" style:parent-style-name="Text_20_body">
      <style:text-properties officeooo:rsid="00ff8b03" officeooo:paragraph-rsid="00ff8b03"/>
    </style:style>
    <style:style style:name="P227" style:family="paragraph" style:parent-style-name="Text_20_body">
      <style:text-properties officeooo:rsid="010a7c46" officeooo:paragraph-rsid="010a7c46"/>
    </style:style>
    <style:style style:name="P228" style:family="paragraph" style:parent-style-name="Text_20_body">
      <style:text-properties officeooo:rsid="010d368f" officeooo:paragraph-rsid="010d368f"/>
    </style:style>
    <style:style style:name="P229" style:family="paragraph" style:parent-style-name="Text_20_body">
      <style:text-properties officeooo:rsid="01102090" officeooo:paragraph-rsid="01102090"/>
    </style:style>
    <style:style style:name="P230" style:family="paragraph" style:parent-style-name="Table_20_Contents">
      <style:text-properties officeooo:rsid="01116bc1" officeooo:paragraph-rsid="01116bc1"/>
    </style:style>
    <style:style style:name="P231" style:family="paragraph" style:parent-style-name="Table_20_Heading">
      <style:text-properties officeooo:rsid="01116bc1" officeooo:paragraph-rsid="01116bc1"/>
    </style:style>
    <style:style style:name="P232" style:family="paragraph" style:parent-style-name="Table_20_Contents">
      <style:text-properties officeooo:rsid="0112fe4e" officeooo:paragraph-rsid="0112fe4e"/>
    </style:style>
    <style:style style:name="P233" style:family="paragraph" style:parent-style-name="Text_20_body">
      <style:text-properties officeooo:rsid="01284d3f" officeooo:paragraph-rsid="01284d3f"/>
    </style:style>
    <style:style style:name="P234" style:family="paragraph" style:parent-style-name="Table_20_Contents">
      <style:text-properties officeooo:rsid="012ad7aa" officeooo:paragraph-rsid="012ad7aa"/>
    </style:style>
    <style:style style:name="P235" style:family="paragraph" style:parent-style-name="Text_20_body">
      <style:text-properties officeooo:rsid="012ad7aa" officeooo:paragraph-rsid="012ad7aa"/>
    </style:style>
    <style:style style:name="P236" style:family="paragraph" style:parent-style-name="Text_20_body">
      <style:text-properties officeooo:rsid="01311b79" officeooo:paragraph-rsid="01311b79"/>
    </style:style>
    <style:style style:name="P237" style:family="paragraph" style:parent-style-name="Table_20_Contents">
      <style:text-properties officeooo:rsid="01291361" officeooo:paragraph-rsid="01291361"/>
    </style:style>
    <style:style style:name="P238" style:family="paragraph" style:parent-style-name="Table_20_Heading">
      <style:paragraph-properties fo:text-align="start" style:justify-single-word="false"/>
      <style:text-properties officeooo:rsid="0128d27f" officeooo:paragraph-rsid="0128d27f"/>
    </style:style>
    <style:style style:name="P239" style:family="paragraph" style:parent-style-name="Text_20_body">
      <style:text-properties officeooo:rsid="0128d27f" officeooo:paragraph-rsid="0128d27f"/>
    </style:style>
    <style:style style:name="P240" style:family="paragraph" style:parent-style-name="Text_20_body">
      <style:text-properties officeooo:rsid="012cb1a9" officeooo:paragraph-rsid="012cb1a9"/>
    </style:style>
    <style:style style:name="P241" style:family="paragraph" style:parent-style-name="Text_20_body">
      <style:text-properties officeooo:rsid="012eec6c" officeooo:paragraph-rsid="012eec6c"/>
    </style:style>
    <style:style style:name="P242" style:family="paragraph" style:parent-style-name="Text_20_body">
      <style:text-properties officeooo:rsid="0132cd3e" officeooo:paragraph-rsid="0132cd3e"/>
    </style:style>
    <style:style style:name="P243" style:family="paragraph" style:parent-style-name="Text_20_body">
      <style:text-properties officeooo:rsid="0149d81b" officeooo:paragraph-rsid="0149d81b"/>
    </style:style>
    <style:style style:name="P244" style:family="paragraph" style:parent-style-name="Table_20_Contents">
      <style:text-properties officeooo:rsid="014cf1f2" officeooo:paragraph-rsid="014cf1f2"/>
    </style:style>
    <style:style style:name="P245" style:family="paragraph" style:parent-style-name="Table_20_Contents">
      <style:text-properties fo:font-size="12pt" officeooo:rsid="014cf1f2" officeooo:paragraph-rsid="014cf1f2" style:font-size-asian="12pt" style:font-size-complex="12pt"/>
    </style:style>
    <style:style style:name="P246" style:family="paragraph" style:parent-style-name="Contents_20_1">
      <style:paragraph-properties>
        <style:tab-stops>
          <style:tab-stop style:position="6.9252in" style:type="right" style:leader-style="dotted" style:leader-text="."/>
        </style:tab-stops>
      </style:paragraph-properties>
    </style:style>
    <style:style style:name="P247" style:family="paragraph" style:parent-style-name="Contents_20_2">
      <style:paragraph-properties>
        <style:tab-stops>
          <style:tab-stop style:position="6.9252in" style:type="right" style:leader-style="dotted" style:leader-text="."/>
        </style:tab-stops>
      </style:paragraph-properties>
    </style:style>
    <style:style style:name="P248" style:family="paragraph" style:parent-style-name="Contents_20_3">
      <style:paragraph-properties>
        <style:tab-stops>
          <style:tab-stop style:position="6.9252in" style:type="right" style:leader-style="dotted" style:leader-text="."/>
        </style:tab-stops>
      </style:paragraph-properties>
    </style:style>
    <style:style style:name="P249" style:family="paragraph" style:parent-style-name="Contents_20_4">
      <style:paragraph-properties>
        <style:tab-stops>
          <style:tab-stop style:position="6.9252in" style:type="right" style:leader-style="dotted" style:leader-text="."/>
        </style:tab-stops>
      </style:paragraph-properties>
    </style:style>
    <style:style style:name="P250" style:family="paragraph" style:parent-style-name="Standard">
      <style:text-properties fo:color="#000000" loext:opacity="100%" style:font-name="Arial1" fo:font-size="12pt" style:font-size-asian="12pt" style:font-size-complex="12pt"/>
    </style:style>
    <style:style style:name="P251" style:family="paragraph" style:parent-style-name="Table_20_Contents">
      <style:text-properties officeooo:rsid="014eff85" officeooo:paragraph-rsid="014eff85"/>
    </style:style>
    <style:style style:name="P252" style:family="paragraph" style:parent-style-name="Contents_20_1">
      <style:paragraph-properties>
        <style:tab-stops>
          <style:tab-stop style:position="6.9252in" style:type="right" style:leader-style="dotted" style:leader-text="."/>
        </style:tab-stops>
      </style:paragraph-properties>
    </style:style>
    <style:style style:name="P253" style:family="paragraph" style:parent-style-name="Contents_20_2">
      <style:paragraph-properties>
        <style:tab-stops>
          <style:tab-stop style:position="6.9252in" style:type="right" style:leader-style="dotted" style:leader-text="."/>
        </style:tab-stops>
      </style:paragraph-properties>
    </style:style>
    <style:style style:name="P254" style:family="paragraph" style:parent-style-name="Contents_20_3">
      <style:paragraph-properties>
        <style:tab-stops>
          <style:tab-stop style:position="6.9252in" style:type="right" style:leader-style="dotted" style:leader-text="."/>
        </style:tab-stops>
      </style:paragraph-properties>
    </style:style>
    <style:style style:name="P255" style:family="paragraph" style:parent-style-name="Contents_20_4">
      <style:paragraph-properties>
        <style:tab-stops>
          <style:tab-stop style:position="6.9252in" style:type="right" style:leader-style="dotted" style:leader-text="."/>
        </style:tab-stops>
      </style:paragraph-properties>
    </style:style>
    <style:style style:name="P256" style:family="paragraph" style:parent-style-name="Heading_20_1">
      <style:paragraph-properties fo:break-before="page"/>
    </style:style>
    <style:style style:name="P257" style:family="paragraph" style:parent-style-name="Heading_20_1">
      <style:text-properties officeooo:rsid="00bb2e3f" officeooo:paragraph-rsid="00bb2e3f"/>
    </style:style>
    <style:style style:name="P258" style:family="paragraph" style:parent-style-name="Heading_20_2">
      <style:text-properties fo:font-weight="bold" officeooo:rsid="01438840" officeooo:paragraph-rsid="01438840" style:font-weight-asian="bold" style:font-weight-complex="bold"/>
    </style:style>
    <style:style style:name="P259" style:family="paragraph" style:parent-style-name="Heading_20_2">
      <style:text-properties fo:font-weight="bold" officeooo:rsid="01116bc1" officeooo:paragraph-rsid="01116bc1" style:font-weight-asian="bold" style:font-weight-complex="bold"/>
    </style:style>
    <style:style style:name="P260" style:family="paragraph" style:parent-style-name="Heading_20_2">
      <style:text-properties fo:font-weight="bold" style:font-weight-asian="bold" style:font-weight-complex="bold"/>
    </style:style>
    <style:style style:name="P261" style:family="paragraph" style:parent-style-name="Heading_20_2">
      <style:text-properties officeooo:paragraph-rsid="00ee4fa8"/>
    </style:style>
    <style:style style:name="P262" style:family="paragraph" style:parent-style-name="Heading_20_2">
      <style:text-properties officeooo:rsid="01284d3f" officeooo:paragraph-rsid="01284d3f"/>
    </style:style>
    <style:style style:name="P263" style:family="paragraph" style:parent-style-name="Heading_20_2">
      <style:text-properties officeooo:rsid="00a60c4d" officeooo:paragraph-rsid="00a60c4d"/>
    </style:style>
    <style:style style:name="P264" style:family="paragraph" style:parent-style-name="Heading_20_3">
      <style:text-properties officeooo:rsid="004efe9a" officeooo:paragraph-rsid="004efe9a"/>
    </style:style>
    <style:style style:name="P265" style:family="paragraph" style:parent-style-name="Heading_20_3">
      <style:text-properties officeooo:paragraph-rsid="004efe9a"/>
    </style:style>
    <style:style style:name="P266" style:family="paragraph" style:parent-style-name="Heading_20_3">
      <style:text-properties officeooo:paragraph-rsid="010a7c46"/>
    </style:style>
    <style:style style:name="P267" style:family="paragraph" style:parent-style-name="Heading_20_3">
      <style:text-properties fo:font-weight="bold" style:font-weight-asian="bold" style:font-weight-complex="bold"/>
    </style:style>
    <style:style style:name="P268" style:family="paragraph" style:parent-style-name="Heading_20_3">
      <style:text-properties officeooo:rsid="0132cd3e" officeooo:paragraph-rsid="0132cd3e"/>
    </style:style>
    <style:style style:name="P269" style:family="paragraph" style:parent-style-name="Heading_20_3">
      <style:text-properties officeooo:rsid="012ad7aa" officeooo:paragraph-rsid="012ad7aa"/>
    </style:style>
    <style:style style:name="P270" style:family="paragraph" style:parent-style-name="Heading_20_3">
      <style:text-properties officeooo:rsid="01311b79" officeooo:paragraph-rsid="01311b79"/>
    </style:style>
    <style:style style:name="P271" style:family="paragraph" style:parent-style-name="Heading_20_3">
      <style:text-properties officeooo:rsid="00f5575b" officeooo:paragraph-rsid="00f5575b"/>
    </style:style>
    <style:style style:name="P272" style:family="paragraph" style:parent-style-name="Heading_20_3">
      <style:text-properties officeooo:rsid="00a7a500" officeooo:paragraph-rsid="00a7a500"/>
    </style:style>
    <style:style style:name="P273" style:family="paragraph" style:parent-style-name="Heading_20_4">
      <style:text-properties officeooo:rsid="007ea52f" officeooo:paragraph-rsid="007ea52f"/>
    </style:style>
    <style:style style:name="P274" style:family="paragraph" style:parent-style-name="Heading_20_4">
      <style:text-properties officeooo:rsid="007ea52f" officeooo:paragraph-rsid="00a37ed7"/>
    </style:style>
    <style:style style:name="P275" style:family="paragraph" style:parent-style-name="Heading_20_4">
      <style:text-properties officeooo:paragraph-rsid="005e0c21"/>
    </style:style>
    <style:style style:name="P276" style:family="paragraph" style:parent-style-name="Heading_20_4">
      <style:text-properties officeooo:rsid="0149d81b" officeooo:paragraph-rsid="0149d81b"/>
    </style:style>
    <style:style style:name="P277" style:family="paragraph" style:parent-style-name="Standard" style:list-style-name="L14">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78" style:family="paragraph" style:parent-style-name="Standard" style:list-style-name="L14">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79" style:family="paragraph" style:parent-style-name="Standard" style:list-style-name="L14">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80"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81"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82"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83" style:family="paragraph" style:parent-style-name="Table_20_Contents" style:list-style-name="L10">
      <style:paragraph-properties fo:text-align="start" style:justify-single-word="false"/>
      <style:text-properties officeooo:rsid="00cb7e4a" officeooo:paragraph-rsid="00cb7e4a"/>
    </style:style>
    <style:style style:name="P284" style:family="paragraph" style:parent-style-name="Table_20_Contents" style:list-style-name="L10">
      <style:paragraph-properties fo:text-align="start" style:justify-single-word="false"/>
      <style:text-properties officeooo:paragraph-rsid="00c9c069"/>
    </style:style>
    <style:style style:name="P285" style:family="paragraph" style:parent-style-name="Table_20_Contents" style:list-style-name="L10">
      <style:paragraph-properties fo:text-align="start" style:justify-single-word="false"/>
      <style:text-properties officeooo:rsid="00c9c069" officeooo:paragraph-rsid="00c9c069"/>
    </style:style>
    <style:style style:name="P286" style:family="paragraph" style:parent-style-name="Table_20_Contents">
      <style:text-properties style:font-name="Arial" fo:font-weight="bold" officeooo:paragraph-rsid="0153abd6" style:font-weight-asian="bold" style:font-weight-complex="bold"/>
    </style:style>
    <style:style style:name="P287" style:family="paragraph" style:parent-style-name="Table_20_Contents">
      <style:text-properties style:font-name="Arial" fo:font-weight="bold" officeooo:rsid="01560288" officeooo:paragraph-rsid="01560288" style:font-weight-asian="bold" style:font-weight-complex="bold"/>
    </style:style>
    <style:style style:name="P288" style:family="paragraph" style:parent-style-name="Text_20_body" style:list-style-name="L1"/>
    <style:style style:name="P289" style:family="paragraph" style:parent-style-name="Text_20_body" style:list-style-name="L1">
      <style:text-properties style:font-name="Arial1"/>
    </style:style>
    <style:style style:name="P290" style:family="paragraph" style:parent-style-name="Text_20_body" style:list-style-name="L1">
      <style:text-properties style:font-name="Arial1" officeooo:rsid="008b4ace" officeooo:paragraph-rsid="008b4ace"/>
    </style:style>
    <style:style style:name="P291" style:family="paragraph" style:parent-style-name="Text_20_body" style:list-style-name="L2">
      <style:text-properties style:font-name="Arial1"/>
    </style:style>
    <style:style style:name="P292" style:family="paragraph" style:parent-style-name="Text_20_body" style:list-style-name="L2">
      <style:text-properties style:font-name="Arial1" officeooo:rsid="00039645" officeooo:paragraph-rsid="00039645"/>
    </style:style>
    <style:style style:name="P293" style:family="paragraph" style:parent-style-name="Text_20_body" style:list-style-name="L2"/>
    <style:style style:name="P294" style:family="paragraph" style:parent-style-name="Text_20_body" style:list-style-name="L3">
      <style:text-properties fo:font-weight="normal" officeooo:rsid="01116bc1" officeooo:paragraph-rsid="01116bc1" style:font-weight-asian="normal" style:font-weight-complex="normal"/>
    </style:style>
    <style:style style:name="P295" style:family="paragraph" style:parent-style-name="Text_20_body" style:list-style-name="L3">
      <style:text-properties fo:font-weight="normal" officeooo:rsid="01149d4f" officeooo:paragraph-rsid="01149d4f" style:font-weight-asian="normal" style:font-weight-complex="normal"/>
    </style:style>
    <style:style style:name="P296" style:family="paragraph" style:parent-style-name="Text_20_body" style:list-style-name="L3">
      <style:text-properties fo:font-weight="normal" officeooo:rsid="0112fe4e" officeooo:paragraph-rsid="0112fe4e" style:font-weight-asian="normal" style:font-weight-complex="normal"/>
    </style:style>
    <style:style style:name="P297" style:family="paragraph" style:parent-style-name="Text_20_body" style:list-style-name="L5">
      <style:text-properties fo:font-weight="normal" style:font-weight-asian="normal" style:font-weight-complex="normal"/>
    </style:style>
    <style:style style:name="P298" style:family="paragraph" style:parent-style-name="Text_20_body" style:list-style-name="L6">
      <style:text-properties fo:font-weight="normal" officeooo:paragraph-rsid="003153d0" style:font-weight-asian="normal" style:font-weight-complex="normal"/>
    </style:style>
    <style:style style:name="P299" style:family="paragraph" style:parent-style-name="Text_20_body" style:list-style-name="L7">
      <style:text-properties fo:font-weight="normal" style:font-weight-asian="normal" style:font-weight-complex="normal"/>
    </style:style>
    <style:style style:name="P300" style:family="paragraph" style:parent-style-name="Text_20_body" style:list-style-name="L4"/>
    <style:style style:name="P301" style:family="paragraph" style:parent-style-name="Text_20_body" style:list-style-name="L5"/>
    <style:style style:name="P302" style:family="paragraph" style:parent-style-name="Text_20_body" style:list-style-name="L11"/>
    <style:style style:name="P303" style:family="paragraph" style:parent-style-name="Text_20_body" style:list-style-name="L12">
      <style:text-properties officeooo:rsid="01284d3f" officeooo:paragraph-rsid="01284d3f"/>
    </style:style>
    <style:style style:name="P304" style:family="paragraph" style:parent-style-name="Text_20_body" style:list-style-name="L12">
      <style:text-properties officeooo:rsid="012e643c" officeooo:paragraph-rsid="012e643c"/>
    </style:style>
    <style:style style:name="P305" style:family="paragraph" style:parent-style-name="Text_20_body" style:list-style-name="L12">
      <style:text-properties officeooo:rsid="012ad7aa" officeooo:paragraph-rsid="012ad7aa"/>
    </style:style>
    <style:style style:name="P306" style:family="paragraph" style:parent-style-name="Text_20_body" style:list-style-name="L12">
      <style:text-properties officeooo:rsid="0132cd3e" officeooo:paragraph-rsid="0132cd3e"/>
    </style:style>
    <style:style style:name="P307" style:family="paragraph" style:parent-style-name="Text_20_body" style:list-style-name="L13">
      <style:text-properties officeooo:rsid="0132cd3e" officeooo:paragraph-rsid="0132cd3e"/>
    </style:style>
    <style:style style:name="P308" style:family="paragraph" style:parent-style-name="Text_20_body" style:list-style-name="L15">
      <style:text-properties officeooo:rsid="00c11887" officeooo:paragraph-rsid="00c11887"/>
    </style:style>
    <style:style style:name="P309" style:family="paragraph" style:parent-style-name="Text_20_body">
      <style:text-properties style:font-name="Arial"/>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1"/>
    </style:style>
    <style:style style:name="T33" style:family="text">
      <style:text-properties style:font-name="Arial1" fo:font-style="italic" fo:font-weight="bold" style:font-style-asian="italic" style:font-weight-asian="bold" style:font-style-complex="italic" style:font-weight-complex="bold"/>
    </style:style>
    <style:style style:name="T34" style:family="text">
      <style:text-properties style:font-name="Arial1" fo:font-size="12pt" fo:font-weight="normal" style:font-size-asian="12pt" style:font-weight-asian="normal" style:font-size-complex="12pt" style:font-weight-complex="normal"/>
    </style:style>
    <style:style style:name="T35" style:family="text">
      <style:text-properties style:font-name="Arial1" fo:font-size="12pt" fo:font-weight="normal" officeooo:rsid="00a03282" style:font-size-asian="12pt" style:font-weight-asian="normal" style:font-size-complex="12pt" style:font-weight-complex="normal"/>
    </style:style>
    <style:style style:name="T36" style:family="text">
      <style:text-properties style:font-name="Arial1" fo:font-size="12pt" fo:font-weight="normal" officeooo:rsid="00c8cf71" style:font-size-asian="12pt" style:font-weight-asian="normal" style:font-size-complex="12pt" style:font-weight-complex="normal"/>
    </style:style>
    <style:style style:name="T37" style:family="text">
      <style:text-properties style:font-name="Arial1" fo:font-size="12pt" fo:font-weight="normal" officeooo:rsid="00c9484a" style:font-size-asian="12pt" style:font-weight-asian="normal" style:font-size-complex="12pt" style:font-weight-complex="normal"/>
    </style:style>
    <style:style style:name="T38" style:family="text">
      <style:text-properties style:font-name="Arial1" fo:font-size="12pt" fo:font-weight="normal" officeooo:rsid="00c9c069" style:font-size-asian="12pt" style:font-weight-asian="normal" style:font-size-complex="12pt" style:font-weight-complex="normal"/>
    </style:style>
    <style:style style:name="T39" style:family="text">
      <style:text-properties style:font-name="Arial1" fo:font-size="12pt" fo:font-weight="normal" officeooo:rsid="00cfb5a5" style:font-size-asian="12pt" style:font-weight-asian="normal" style:font-size-complex="12pt" style:font-weight-complex="normal"/>
    </style:style>
    <style:style style:name="T40" style:family="text">
      <style:text-properties style:font-name="Arial1" fo:font-size="12pt" fo:font-weight="normal" officeooo:rsid="00d179f1" style:font-size-asian="12pt" style:font-weight-asian="normal" style:font-size-complex="12pt" style:font-weight-complex="normal"/>
    </style:style>
    <style:style style:name="T41" style:family="text">
      <style:text-properties style:font-name="Arial1" fo:font-size="12pt" fo:font-weight="normal" officeooo:rsid="00d534a5" style:font-size-asian="12pt" style:font-weight-asian="normal" style:font-size-complex="12pt" style:font-weight-complex="normal"/>
    </style:style>
    <style:style style:name="T42" style:family="text">
      <style:text-properties style:font-name="Arial1" fo:font-size="12pt" fo:font-weight="normal" officeooo:rsid="00ed6c81" style:font-size-asian="12pt" style:font-weight-asian="normal" style:font-size-complex="12pt" style:font-weight-complex="normal"/>
    </style:style>
    <style:style style:name="T43" style:family="text">
      <style:text-properties style:font-name="Arial1" fo:font-size="12pt" fo:font-weight="bold" officeooo:rsid="00c8cf71" style:font-size-asian="12pt" style:font-weight-asian="bold" style:font-size-complex="12pt" style:font-weight-complex="bold"/>
    </style:style>
    <style:style style:name="T44" style:family="text">
      <style:text-properties style:font-name="Arial1" fo:font-size="12pt" fo:font-weight="bold" officeooo:rsid="00d179f1" style:font-size-asian="12pt" style:font-weight-asian="bold" style:font-size-complex="12pt" style:font-weight-complex="bold"/>
    </style:style>
    <style:style style:name="T45" style:family="text">
      <style:text-properties style:font-name="Arial1" fo:font-size="12pt" fo:font-weight="bold" officeooo:rsid="00d534a5" style:font-size-asian="12pt" style:font-weight-asian="bold" style:font-size-complex="12pt" style:font-weight-complex="bold"/>
    </style:style>
    <style:style style:name="T46" style:family="text">
      <style:text-properties style:font-name="Arial1" fo:font-size="12pt" fo:font-weight="bold" officeooo:rsid="00ed6c81" style:font-size-asian="12pt" style:font-weight-asian="bold" style:font-size-complex="12pt" style:font-weight-complex="bold"/>
    </style:style>
    <style:style style:name="T47" style:family="text">
      <style:text-properties style:font-name="Arial1" fo:font-size="32pt" fo:font-weight="bold" style:font-size-asian="32pt" style:font-weight-asian="bold" style:font-size-complex="32pt" style:font-weight-complex="bold"/>
    </style:style>
    <style:style style:name="T48" style:family="text">
      <style:text-properties style:font-name="Arial1" fo:font-size="32pt" fo:font-weight="bold" officeooo:rsid="001548d5" style:font-size-asian="32pt" style:font-weight-asian="bold" style:font-size-complex="32pt" style:font-weight-complex="bold"/>
    </style:style>
    <style:style style:name="T49" style:family="text">
      <style:text-properties style:font-name="Arial1" fo:font-size="32pt" fo:font-weight="bold" officeooo:rsid="009d45a8" style:font-size-asian="32pt" style:font-weight-asian="bold" style:font-size-complex="32pt" style:font-weight-complex="bold"/>
    </style:style>
    <style:style style:name="T50" style:family="text">
      <style:text-properties style:font-name="Arial1" fo:font-size="32pt" fo:font-weight="bold" officeooo:rsid="009c0b06" style:font-size-asian="32pt" style:font-weight-asian="bold" style:font-size-complex="32pt" style:font-weight-complex="bold"/>
    </style:style>
    <style:style style:name="T51" style:family="text">
      <style:text-properties style:font-name="Arial1"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
    </style:style>
    <style:style style:name="T55" style:family="text">
      <style:text-properties style:font-name="Arial" fo:font-weight="bold" style:font-weight-asian="bold"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cdd32e" style:font-weight-asian="normal" style:font-weight-complex="normal"/>
    </style:style>
    <style:style style:name="T58" style:family="text">
      <style:text-properties style:font-name="Arial" fo:font-style="italic" fo:font-weight="normal" style:font-style-asian="italic" style:font-weight-asian="normal" style:font-style-complex="italic" style:font-weight-complex="normal"/>
    </style:style>
    <style:style style:name="T59" style:family="text">
      <style:text-properties style:font-name="Arial" fo:font-style="normal" style:font-style-asian="normal" style:font-style-complex="normal"/>
    </style:style>
    <style:style style:name="T60" style:family="text">
      <style:text-properties style:font-name="Arial"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officeooo:rsid="01311b79"/>
    </style:style>
    <style:style style:name="T151" style:family="text">
      <style:text-properties officeooo:rsid="0132ac1b"/>
    </style:style>
    <style:style style:name="T152" style:family="text">
      <style:text-properties officeooo:rsid="0132b5bd"/>
    </style:style>
    <style:style style:name="T153" style:family="text">
      <style:text-properties officeooo:rsid="01381855"/>
    </style:style>
    <style:style style:name="T154" style:family="text">
      <style:text-properties officeooo:rsid="0139e89b"/>
    </style:style>
    <style:style style:name="T155" style:family="text">
      <style:text-properties officeooo:rsid="013bcc1a"/>
    </style:style>
    <style:style style:name="T156" style:family="text">
      <style:text-properties officeooo:rsid="014aa3e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19">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2"><text:a xlink:type="simple" xlink:href="#__RefHeading___Toc3248_350549976" text:style-name="Index_20_Link" text:visited-style-name="Index_20_Link">Introduction<text:tab/>4</text:a></text:p>
          <text:p text:style-name="P252"><text:a xlink:type="simple" xlink:href="#__RefHeading___Toc3250_350549976" text:style-name="Index_20_Link" text:visited-style-name="Index_20_Link">Warning<text:tab/>4</text:a></text:p>
          <text:p text:style-name="P252"><text:a xlink:type="simple" xlink:href="#__RefHeading___Toc3252_350549976" text:style-name="Index_20_Link" text:visited-style-name="Index_20_Link">User Interface<text:tab/>4</text:a></text:p>
          <text:p text:style-name="P253"><text:a xlink:type="simple" xlink:href="#__RefHeading___Toc3254_350549976" text:style-name="Index_20_Link" text:visited-style-name="Index_20_Link">Main Window<text:tab/>4</text:a></text:p>
          <text:p text:style-name="P253"><text:a xlink:type="simple" xlink:href="#__RefHeading___Toc3256_350549976" text:style-name="Index_20_Link" text:visited-style-name="Index_20_Link">Project window<text:tab/>6</text:a></text:p>
          <text:p text:style-name="P254"><text:a xlink:type="simple" xlink:href="#__RefHeading___Toc3258_350549976" text:style-name="Index_20_Link" text:visited-style-name="Index_20_Link">Renaming a Layout<text:tab/>6</text:a></text:p>
          <text:p text:style-name="P254"><text:a xlink:type="simple" xlink:href="#__RefHeading___Toc3260_350549976" text:style-name="Index_20_Link" text:visited-style-name="Index_20_Link">Re-Order Layouts<text:tab/>6</text:a></text:p>
          <text:p text:style-name="P254"><text:a xlink:type="simple" xlink:href="#__RefHeading___Toc3262_350549976" text:style-name="Index_20_Link" text:visited-style-name="Index_20_Link">Context Menu Items (Layouts Node)<text:tab/>6</text:a></text:p>
          <text:p text:style-name="P254"><text:a xlink:type="simple" xlink:href="#__RefHeading___Toc3264_350549976" text:style-name="Index_20_Link" text:visited-style-name="Index_20_Link">Context Menu Items (Layout Node)<text:tab/>6</text:a></text:p>
          <text:p text:style-name="P254"><text:a xlink:type="simple" xlink:href="#__RefHeading___Toc3266_350549976" text:style-name="Index_20_Link" text:visited-style-name="Index_20_Link">Context Menu Items (Reference Node)<text:tab/>8</text:a></text:p>
          <text:p text:style-name="P253"><text:a xlink:type="simple" xlink:href="#__RefHeading___Toc3268_350549976" text:style-name="Index_20_Link" text:visited-style-name="Index_20_Link">Layout Control window<text:tab/>8</text:a></text:p>
          <text:p text:style-name="P254"><text:a xlink:type="simple" xlink:href="#__RefHeading___Toc3270_350549976" text:style-name="Index_20_Link" text:visited-style-name="Index_20_Link">Card Count Group<text:tab/>8</text:a></text:p>
          <text:p text:style-name="P254"><text:a xlink:type="simple" xlink:href="#__RefHeading___Toc3272_350549976" text:style-name="Index_20_Link" text:visited-style-name="Index_20_Link">Card Layout<text:tab/>8</text:a></text:p>
          <text:p text:style-name="P254"><text:a xlink:type="simple" xlink:href="#__RefHeading___Toc3274_350549976" text:style-name="Index_20_Link" text:visited-style-name="Index_20_Link">Context Menu Items<text:tab/>10</text:a></text:p>
          <text:p text:style-name="P254"><text:a xlink:type="simple" xlink:href="#__RefHeading___Toc3276_350549976" text:style-name="Index_20_Link" text:visited-style-name="Index_20_Link">Multi-Select<text:tab/>10</text:a></text:p>
          <text:p text:style-name="P253"><text:a xlink:type="simple" xlink:href="#__RefHeading___Toc3278_350549976" text:style-name="Index_20_Link" text:visited-style-name="Index_20_Link">Element Control window<text:tab/>10</text:a></text:p>
          <text:p text:style-name="P254"><text:a xlink:type="simple" xlink:href="#__RefHeading___Toc3280_350549976" text:style-name="Index_20_Link" text:visited-style-name="Index_20_Link">Element<text:tab/>10</text:a></text:p>
          <text:p text:style-name="P254"><text:a xlink:type="simple" xlink:href="#__RefHeading___Toc3282_350549976" text:style-name="Index_20_Link" text:visited-style-name="Index_20_Link">Font (Text Elements)<text:tab/>11</text:a></text:p>
          <text:p text:style-name="P254"><text:a xlink:type="simple" xlink:href="#__RefHeading___Toc3159_445175734" text:style-name="Index_20_Link" text:visited-style-name="Index_20_Link">Graphic (Graphic Elements)<text:tab/>12</text:a></text:p>
          <text:p text:style-name="P254"><text:a xlink:type="simple" xlink:href="#__RefHeading___Toc3284_350549976" text:style-name="Index_20_Link" text:visited-style-name="Index_20_Link">Shape (Shape Elements)<text:tab/>13</text:a></text:p>
          <text:p text:style-name="P254"><text:a xlink:type="simple" xlink:href="#__RefHeading___Toc3286_350549976" text:style-name="Index_20_Link" text:visited-style-name="Index_20_Link">Back<text:tab/>13</text:a></text:p>
          <text:p text:style-name="P254"><text:a xlink:type="simple" xlink:href="#__RefHeading___Toc3288_350549976" text:style-name="Index_20_Link" text:visited-style-name="Index_20_Link">Border<text:tab/>13</text:a></text:p>
          <text:p text:style-name="P254"><text:a xlink:type="simple" xlink:href="#__RefHeading___Toc3290_350549976" text:style-name="Index_20_Link" text:visited-style-name="Index_20_Link">Outline<text:tab/>13</text:a></text:p>
          <text:p text:style-name="P253"><text:a xlink:type="simple" xlink:href="#__RefHeading___Toc3292_350549976" text:style-name="Index_20_Link" text:visited-style-name="Index_20_Link">Canvas window<text:tab/>13</text:a></text:p>
          <text:p text:style-name="P254"><text:a xlink:type="simple" xlink:href="#__RefHeading___Toc3294_350549976" text:style-name="Index_20_Link" text:visited-style-name="Index_20_Link">Zoom<text:tab/>14</text:a></text:p>
          <text:p text:style-name="P254"><text:a xlink:type="simple" xlink:href="#__RefHeading___Toc3296_350549976" text:style-name="Index_20_Link" text:visited-style-name="Index_20_Link">Canvas Alignment<text:tab/>15</text:a></text:p>
          <text:p text:style-name="P254"><text:a xlink:type="simple" xlink:href="#__RefHeading___Toc3298_350549976" text:style-name="Index_20_Link" text:visited-style-name="Index_20_Link">Dividers<text:tab/>15</text:a></text:p>
          <text:p text:style-name="P253"><text:a xlink:type="simple" xlink:href="#__RefHeading___Toc3300_350549976" text:style-name="Index_20_Link" text:visited-style-name="Index_20_Link">Logger window<text:tab/>15</text:a></text:p>
          <text:p text:style-name="P253"><text:a xlink:type="simple" xlink:href="#__RefHeading___Toc3302_350549976" text:style-name="Index_20_Link" text:visited-style-name="Index_20_Link">Defines window<text:tab/>15</text:a></text:p>
          <text:p text:style-name="P252"><text:a xlink:type="simple" xlink:href="#__RefHeading___Toc3785_3188048287" text:style-name="Index_20_Link" text:visited-style-name="Index_20_Link">Element References<text:tab/>15</text:a></text:p>
          <text:p text:style-name="P252"><text:a xlink:type="simple" xlink:href="#__RefHeading___Toc3304_350549976" text:style-name="Index_20_Link" text:visited-style-name="Index_20_Link">CSV Reference Files<text:tab/>16</text:a></text:p>
          <text:p text:style-name="P253"><text:a xlink:type="simple" xlink:href="#__RefHeading___Toc3306_350549976" text:style-name="Index_20_Link" text:visited-style-name="Index_20_Link">Creation<text:tab/>16</text:a></text:p>
          <text:p text:style-name="P253"><text:a xlink:type="simple" xlink:href="#__RefHeading___Toc3308_350549976" text:style-name="Index_20_Link" text:visited-style-name="Index_20_Link">Special Functions<text:tab/>16</text:a></text:p>
          <text:p text:style-name="P253"><text:a xlink:type="simple" xlink:href="#__RefHeading__1790_802051065" text:style-name="Index_20_Link" text:visited-style-name="Index_20_Link">Color String Format<text:tab/>16</text:a></text:p>
          <text:p text:style-name="P254"><text:a xlink:type="simple" xlink:href="#__RefHeading___Toc3310_350549976" text:style-name="Index_20_Link" text:visited-style-name="Index_20_Link">RGB Color Format<text:tab/>16</text:a></text:p>
          <text:p text:style-name="P254"><text:a xlink:type="simple" xlink:href="#__RefHeading___Toc3312_350549976" text:style-name="Index_20_Link" text:visited-style-name="Index_20_Link">Color Name Format<text:tab/>17</text:a></text:p>
          <text:p text:style-name="P253"><text:a xlink:type="simple" xlink:href="#__RefHeading___Toc5216_2032965949" text:style-name="Index_20_Link" text:visited-style-name="Index_20_Link">Color Matrix String Format<text:tab/>17</text:a></text:p>
          <text:p text:style-name="P253"><text:a xlink:type="simple" xlink:href="#__RefHeading___Toc4611_3708387229" text:style-name="Index_20_Link" text:visited-style-name="Index_20_Link">Gradient String Format<text:tab/>17</text:a></text:p>
          <text:p text:style-name="P253"><text:a xlink:type="simple" xlink:href="#__RefHeading__2151_2015678595" text:style-name="Index_20_Link" text:visited-style-name="Index_20_Link">Font String Format<text:tab/>18</text:a></text:p>
          <text:p text:style-name="P253"><text:a xlink:type="simple" xlink:href="#__RefHeading___Toc3314_350549976" text:style-name="Index_20_Link" text:visited-style-name="Index_20_Link">Element Overrides<text:tab/>18</text:a></text:p>
          <text:p text:style-name="P254"><text:a xlink:type="simple" xlink:href="#__RefHeading___Toc3316_350549976" text:style-name="Index_20_Link" text:visited-style-name="Index_20_Link">Data Based Overrides<text:tab/>18</text:a></text:p>
          <text:p text:style-name="P254"><text:soft-page-break/><text:a xlink:type="simple" xlink:href="#__RefHeading___Toc3318_350549976" text:style-name="Index_20_Link" text:visited-style-name="Index_20_Link">Definition (Variable) Based Overrides (Incept Translator only at this time)<text:tab/>19</text:a></text:p>
          <text:p text:style-name="P254"><text:a xlink:type="simple" xlink:href="#__RefHeading___Toc2989_1911363559" text:style-name="Index_20_Link" text:visited-style-name="Index_20_Link">Override Fields<text:tab/>19</text:a></text:p>
          <text:p text:style-name="P254"><text:a xlink:type="simple" xlink:href="#__RefHeading___Toc3318_3505499761" text:style-name="Index_20_Link" text:visited-style-name="Index_20_Link">Definition Access To Element Fields (Incept Translator only at this time)<text:tab/>21</text:a></text:p>
          <text:p text:style-name="P253"><text:a xlink:type="simple" xlink:href="#__RefHeading___Toc3320_350549976" text:style-name="Index_20_Link" text:visited-style-name="Index_20_Link">Define File<text:tab/>21</text:a></text:p>
          <text:p text:style-name="P253"><text:a xlink:type="simple" xlink:href="#__RefHeading___Toc3322_3505499761" text:style-name="Index_20_Link" text:visited-style-name="Index_20_Link">Excel References / Defines<text:tab/>22</text:a></text:p>
          <text:p text:style-name="P253"><text:a xlink:type="simple" xlink:href="#__RefHeading___Toc3322_350549976" text:style-name="Index_20_Link" text:visited-style-name="Index_20_Link">Google References / Defines<text:tab/>22</text:a></text:p>
          <text:p text:style-name="P254"><text:a xlink:type="simple" xlink:href="#__RefHeading___Toc3324_350549976" text:style-name="Index_20_Link" text:visited-style-name="Index_20_Link">Google Authentication Setup<text:tab/>23</text:a></text:p>
          <text:p text:style-name="P252"><text:a xlink:type="simple" xlink:href="#__RefHeading___Toc3326_350549976" text:style-name="Index_20_Link" text:visited-style-name="Index_20_Link">Translator<text:tab/>23</text:a></text:p>
          <text:p text:style-name="P253"><text:a xlink:type="simple" xlink:href="#__RefHeading___Toc3328_350549976" text:style-name="Index_20_Link" text:visited-style-name="Index_20_Link">Incept (Default)<text:tab/>23</text:a></text:p>
          <text:p text:style-name="P253"><text:a xlink:type="simple" xlink:href="#__RefHeading___Toc3330_350549976" text:style-name="Index_20_Link" text:visited-style-name="Index_20_Link">JavaScript<text:tab/>23</text:a></text:p>
          <text:p text:style-name="P252"><text:a xlink:type="simple" xlink:href="#__RefHeading__30631621" text:style-name="Index_20_Link" text:visited-style-name="Index_20_Link">Definition / Scripting Reference (Incept Translator)<text:tab/>24</text:a></text:p>
          <text:p text:style-name="P253"><text:a xlink:type="simple" xlink:href="#__RefHeading___Toc3332_350549976" text:style-name="Index_20_Link" text:visited-style-name="Index_20_Link">All Elements<text:tab/>24</text:a></text:p>
          <text:p text:style-name="P254"><text:a xlink:type="simple" xlink:href="#__RefHeading___Toc3334_350549976" text:style-name="Index_20_Link" text:visited-style-name="Index_20_Link">Inline Background Shapes<text:tab/>29</text:a></text:p>
          <text:p text:style-name="P255"><text:a xlink:type="simple" xlink:href="#__RefHeading___Toc3336_350549976" text:style-name="Index_20_Link" text:visited-style-name="Index_20_Link">Basic<text:tab/>29</text:a></text:p>
          <text:p text:style-name="P255"><text:a xlink:type="simple" xlink:href="#__RefHeading___Toc3338_350549976" text:style-name="Index_20_Link" text:visited-style-name="Index_20_Link">Advanced<text:tab/>30</text:a></text:p>
          <text:p text:style-name="P255"><text:a xlink:type="simple" xlink:href="#__RefHeading___Toc3944_2190213348" text:style-name="Index_20_Link" text:visited-style-name="Index_20_Link">Advanced (with opacity)<text:tab/>30</text:a></text:p>
          <text:p text:style-name="P254"><text:a xlink:type="simple" xlink:href="#__RefHeading___Toc3340_350549976" text:style-name="Index_20_Link" text:visited-style-name="Index_20_Link">Inline Background Graphic<text:tab/>30</text:a></text:p>
          <text:p text:style-name="P255"><text:a xlink:type="simple" xlink:href="#__RefHeading___Toc3342_350549976" text:style-name="Index_20_Link" text:visited-style-name="Index_20_Link">Basic<text:tab/>30</text:a></text:p>
          <text:p text:style-name="P255"><text:a xlink:type="simple" xlink:href="#__RefHeading___Toc3344_350549976" text:style-name="Index_20_Link" text:visited-style-name="Index_20_Link">Advanced<text:tab/>30</text:a></text:p>
          <text:p text:style-name="P253"><text:a xlink:type="simple" xlink:href="#__RefHeading___Toc3346_350549976" text:style-name="Index_20_Link" text:visited-style-name="Index_20_Link">Graphic Elements<text:tab/>30</text:a></text:p>
          <text:p text:style-name="P253"><text:a xlink:type="simple" xlink:href="#__RefHeading__2250_1943963514" text:style-name="Index_20_Link" text:visited-style-name="Index_20_Link">Text Elements<text:tab/>31</text:a></text:p>
          <text:p text:style-name="P253"><text:a xlink:type="simple" xlink:href="#__RefHeading__2252_1943963514" text:style-name="Index_20_Link" text:visited-style-name="Index_20_Link">Formatted Text Elements<text:tab/>31</text:a></text:p>
          <text:p text:style-name="P253"><text:a xlink:type="simple" xlink:href="#__RefHeading___Toc3225_445175734" text:style-name="Index_20_Link" text:visited-style-name="Index_20_Link">Shape Elements<text:tab/>35</text:a></text:p>
          <text:p text:style-name="P254"><text:a xlink:type="simple" xlink:href="#__RefHeading___Toc3348_350549976" text:style-name="Index_20_Link" text:visited-style-name="Index_20_Link">Additional Parameters by Shape Table<text:tab/>36</text:a></text:p>
          <text:p text:style-name="P254"><text:a xlink:type="simple" xlink:href="#__RefHeading___Toc3350_350549976" text:style-name="Index_20_Link" text:visited-style-name="Index_20_Link">Grid Note<text:tab/>36</text:a></text:p>
          <text:p text:style-name="P253"><text:a xlink:type="simple" xlink:href="#__RefHeading___Toc5091_3568829764" text:style-name="Index_20_Link" text:visited-style-name="Index_20_Link">SubLayout Elements<text:tab/>36</text:a></text:p>
          <text:p text:style-name="P254"><text:a xlink:type="simple" xlink:href="#__RefHeading___Toc5093_3568829764" text:style-name="Index_20_Link" text:visited-style-name="Index_20_Link">Setting up a SubLayout Element<text:tab/>37</text:a></text:p>
          <text:p text:style-name="P254"><text:a xlink:type="simple" xlink:href="#__RefHeading___Toc5192_2129215700" text:style-name="Index_20_Link" text:visited-style-name="Index_20_Link">SubLayouts Defines and Reference Values<text:tab/>37</text:a></text:p>
          <text:p text:style-name="P254"><text:a xlink:type="simple" xlink:href="#__RefHeading___Toc5095_3568829764" text:style-name="Index_20_Link" text:visited-style-name="Index_20_Link">Accessing a Generated SubLayout Graphic<text:tab/>38</text:a></text:p>
          <text:p text:style-name="P254"><text:a xlink:type="simple" xlink:href="#__RefHeading___Toc4706_2129215700" text:style-name="Index_20_Link" text:visited-style-name="Index_20_Link">Contextual SubLayout Notes<text:tab/>38</text:a></text:p>
          <text:p text:style-name="P255"><text:a xlink:type="simple" xlink:href="#__RefHeading___Toc4708_2129215700" text:style-name="Index_20_Link" text:visited-style-name="Index_20_Link">File Export (single or entire layouts)<text:tab/>38</text:a></text:p>
          <text:p text:style-name="P255"><text:a xlink:type="simple" xlink:href="#__RefHeading___Toc4710_2129215700" text:style-name="Index_20_Link" text:visited-style-name="Index_20_Link">PDF Export<text:tab/>38</text:a></text:p>
          <text:p text:style-name="P255"><text:a xlink:type="simple" xlink:href="#__RefHeading___Toc4712_2129215700" text:style-name="Index_20_Link" text:visited-style-name="Index_20_Link">Clipboard Export<text:tab/>38</text:a></text:p>
          <text:p text:style-name="P255"><text:a xlink:type="simple" xlink:href="#__RefHeading___Toc5849_2032965949" text:style-name="Index_20_Link" text:visited-style-name="Index_20_Link">Google References<text:tab/>38</text:a></text:p>
          <text:p text:style-name="P253"><text:a xlink:type="simple" xlink:href="#__RefHeading___Toc3352_350549976" text:style-name="Index_20_Link" text:visited-style-name="Index_20_Link">Order of Translation<text:tab/>38</text:a></text:p>
          <text:p text:style-name="P252"><text:a xlink:type="simple" xlink:href="#__RefHeading___Toc3354_350549976" text:style-name="Index_20_Link" text:visited-style-name="Index_20_Link">Settings<text:tab/>39</text:a></text:p>
          <text:p text:style-name="P253"><text:a xlink:type="simple" xlink:href="#__RefHeading___Toc3356_350549976" text:style-name="Index_20_Link" text:visited-style-name="Index_20_Link">General<text:tab/>39</text:a></text:p>
          <text:p text:style-name="P253"><text:a xlink:type="simple" xlink:href="#__RefHeading___Toc3358_350549976" text:style-name="Index_20_Link" text:visited-style-name="Index_20_Link">PDF Export Settings<text:tab/>39</text:a></text:p>
          <text:p text:style-name="P254"><text:a xlink:type="simple" xlink:href="#__RefHeading___Toc3360_350549976" text:style-name="Index_20_Link" text:visited-style-name="Index_20_Link">Exporting Layouts<text:tab/>39</text:a></text:p>
          <text:p text:style-name="P254"><text:a xlink:type="simple" xlink:href="#__RefHeading___Toc6348_3332896927" text:style-name="Index_20_Link" text:visited-style-name="Index_20_Link">Exporting Borders<text:tab/>40</text:a></text:p>
          <text:p text:style-name="P254"><text:a xlink:type="simple" xlink:href="#__RefHeading___Toc3362_350549976" text:style-name="Index_20_Link" text:visited-style-name="Index_20_Link">Layout Notes<text:tab/>40</text:a></text:p>
          <text:p text:style-name="P253"><text:a xlink:type="simple" xlink:href="#__RefHeading___Toc3690_350549976" text:style-name="Index_20_Link" text:visited-style-name="Index_20_Link">Where is the print option?<text:tab/>40</text:a></text:p>
          <text:p text:style-name="P252"><text:a xlink:type="simple" xlink:href="#__RefHeading___Toc3366_350549976" text:style-name="Index_20_Link" text:visited-style-name="Index_20_Link">Layout Templates<text:tab/>40</text:a></text:p>
          <text:p text:style-name="P252"><text:a xlink:type="simple" xlink:href="#__RefHeading___Toc3946_2190213348" text:style-name="Index_20_Link" text:visited-style-name="Index_20_Link">Command Line Support<text:tab/>40</text:a></text:p>
          <text:p text:style-name="P253"><text:a xlink:type="simple" xlink:href="#__RefHeading___Toc3948_2190213348" text:style-name="Index_20_Link" text:visited-style-name="Index_20_Link">Start-up Project<text:tab/>40</text:a></text:p>
          <text:p text:style-name="P253"><text:a xlink:type="simple" xlink:href="#__RefHeading___Toc3950_2190213348" text:style-name="Index_20_Link" text:visited-style-name="Index_20_Link">Export<text:tab/>40</text:a></text:p>
          <text:p text:style-name="P254"><text:a xlink:type="simple" xlink:href="#__RefHeading___Toc3952_2190213348" text:style-name="Index_20_Link" text:visited-style-name="Index_20_Link">Common Command Line Arguments<text:tab/>40</text:a></text:p>
          <text:p text:style-name="P254"><text:soft-page-break/><text:a xlink:type="simple" xlink:href="#__RefHeading___Toc3954_2190213348" text:style-name="Index_20_Link" text:visited-style-name="Index_20_Link">PDF Command Line Arguments<text:tab/>41</text:a></text:p>
          <text:p text:style-name="P254"><text:a xlink:type="simple" xlink:href="#__RefHeading___Toc3956_2190213348" text:style-name="Index_20_Link" text:visited-style-name="Index_20_Link">Image Command Line Arguments<text:tab/>41</text:a></text:p>
          <text:p text:style-name="P254"><text:a xlink:type="simple" xlink:href="#__RefHeading___Toc3701_3606508247" text:style-name="Index_20_Link" text:visited-style-name="Index_20_Link">Examples<text:tab/>41</text:a></text:p>
          <text:p text:style-name="P252"><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2</text:a></text:p>
        </text:index-body>
      </text:table-of-content>
      <text:p text:style-name="P119"/>
      <text:h text:style-name="P256"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24">The main window has limited functionality and acts as a container for all of the other windows.</text:p>
      <table:table table:name="Table6" table:style-name="Table6">
        <table:table-column table:style-name="Table6.A"/>
        <table:table-column table:style-name="Table6.B"/>
        <table:table-row table:style-name="TableLine1837666829792">
          <table:table-cell table:style-name="Table6.A1" office:value-type="string">
            <text:p text:style-name="P121">File Menu Item</text:p>
          </table:table-cell>
          <table:table-cell table:style-name="Table6.B1" office:value-type="string">
            <text:p text:style-name="P121">Function</text:p>
          </table:table-cell>
        </table:table-row>
        <table:table-row table:style-name="TableLine1837666827344">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1837666816192">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1837666823264">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1837666823808">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1837666819456">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183766682761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1837666830064">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1837666821360">
          <table:table-cell table:style-name="Table27.A1" office:value-type="string">
            <text:p text:style-name="P121">Edit Menu Item</text:p>
          </table:table-cell>
          <table:table-cell table:style-name="Table27.B1" office:value-type="string">
            <text:p text:style-name="P121">Function</text:p>
          </table:table-cell>
        </table:table-row>
        <table:table-row table:style-name="TableLine1837666817008">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1837666814016">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1837666824896">
          <table:table-cell table:style-name="Table7.A1" office:value-type="string">
            <text:p text:style-name="P121">View Menu Item</text:p>
          </table:table-cell>
          <table:table-cell table:style-name="Table7.B1" office:value-type="string">
            <text:p text:style-name="P121">Function</text:p>
          </table:table-cell>
        </table:table-row>
        <table:table-row table:style-name="TableLine1837666824624">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1837666818096">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1837666830336">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1837666825712">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21">Project Menu Item</text:p>
            </table:table-cell>
            <table:table-cell table:style-name="Table22.B1" office:value-type="string">
              <text:p text:style-name="P121">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1837666813744">
          <table:table-cell table:style-name="Table30.A1" office:value-type="string">
            <text:p text:style-name="P121">Layout Menu Item</text:p>
          </table:table-cell>
          <table:table-cell table:style-name="Table30.B1" office:value-type="string">
            <text:p text:style-name="P121">Function</text:p>
          </table:table-cell>
        </table:table-row>
        <table:table-row table:style-name="TableLine1837666838496">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1837666815104">
          <table:table-cell table:style-name="Table23.A1" office:value-type="string">
            <text:p text:style-name="P121">Tools Menu Item</text:p>
          </table:table-cell>
          <table:table-cell table:style-name="Table23.B1" office:value-type="string">
            <text:p text:style-name="P121">Function</text:p>
          </table:table-cell>
        </table:table-row>
        <table:table-row table:style-name="TableLine1837666831424">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183766683686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1837666837952">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1837666837408">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1837666838224">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1837666834688">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1837666837680">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1837666838768">
          <table:table-cell table:style-name="Table28.A1" office:value-type="string">
            <text:p text:style-name="P121">Windows Menu Item</text:p>
          </table:table-cell>
          <table:table-cell table:style-name="Table28.B1" office:value-type="string">
            <text:p text:style-name="P121">Function</text:p>
          </table:table-cell>
        </table:table-row>
        <table:table-row table:style-name="TableLine1837666834144">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24">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24">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21">Menu Item</text:p>
            </table:table-cell>
            <table:table-cell table:style-name="Table24.A1" office:value-type="string">
              <text:p text:style-name="P121">Node Type</text:p>
            </table:table-cell>
            <table:table-cell table:style-name="Table24.C1" office:value-type="string">
              <text:p text:style-name="P121">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1837666833328">
          <table:table-cell table:style-name="Table25.A1" office:value-type="string">
            <text:p text:style-name="P121">Menu Item</text:p>
          </table:table-cell>
          <table:table-cell table:style-name="Table25.B1" office:value-type="string">
            <text:p text:style-name="P121">Function</text:p>
          </table:table-cell>
        </table:table-row>
        <table:table-row table:style-name="TableLine1837666717184">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1837666711744">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1837666722352">
          <table:table-cell table:style-name="Table25.A2" office:value-type="string">
            <text:p text:style-name="P24">Resize Layout...</text:p>
          </table:table-cell>
          <table:table-cell table:style-name="Table25.B2" office:value-type="string">
            <text:p text:style-name="P92">Assists with configuring the width/height of the layout based on the desired measurement (and DPI). Uses the configured measurement unit from the application wide pdf export settings dialog.</text:p>
          </table:table-cell>
        </table:table-row>
        <table:table-row table:style-name="TableLine1837666718000">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1837666724528">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1837666714464">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1837666726432">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1837666725344">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1837666714736">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1837666721536">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4">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79"><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56"/>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21">Menu Item</text:p>
            </table:table-cell>
            <table:table-cell table:style-name="Table5.B1" office:value-type="string">
              <text:p text:style-name="P121">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53">Control</text:p>
            </table:table-cell>
            <table:table-cell table:style-name="Table9.B1" office:value-type="string">
              <text:p text:style-name="P53">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7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72">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72">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53">Control</text:p>
            </table:table-cell>
            <table:table-cell table:style-name="Table10.B1" office:value-type="string">
              <text:p text:style-name="P53">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72">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7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72">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72">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03">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91">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72">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7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7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72"/>
            <text:p text:style-name="P7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72">Adds a new element.</text:p>
          </table:table-cell>
        </table:table-row>
        <table:table-row table:style-name="Table10.1">
          <table:table-cell table:style-name="Table10.A2" office:value-type="string">
            <text:p text:style-name="P9">Dupe</text:p>
          </table:table-cell>
          <table:table-cell table:style-name="Table10.B2" office:value-type="string">
            <text:p text:style-name="P7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72">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72">Renames the selected element. </text:p>
            <text:p text:style-name="P72"><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20">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20">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20">Moves the element up or down in the list affecting draw order.</text:p>
          </table:table-cell>
        </table:table-row>
      </table:table>
      <text:p text:style-name="P124"/>
      <text:p text:style-name="P124">The table below contains shortcuts for use in the Elements list box.</text:p>
      <table:table table:name="Table16" table:style-name="Table16">
        <table:table-column table:style-name="Table16.A"/>
        <table:table-column table:style-name="Table16.B"/>
        <table:table-header-rows>
          <text:soft-page-break/>
          <table:table-row table:style-name="TableLine1837666722896">
            <table:table-cell table:style-name="Table16.A1" office:value-type="string">
              <text:p text:style-name="P126">Description</text:p>
            </table:table-cell>
            <table:table-cell table:style-name="Table16.B1" office:value-type="string">
              <text:p text:style-name="P126">Keyboard Shortcut</text:p>
            </table:table-cell>
          </table:table-row>
        </table:table-header-rows>
        <table:table-row table:style-name="TableLine1837666778656">
          <table:table-cell table:style-name="Table16.A2" office:value-type="string">
            <text:p text:style-name="P120">Move selected element up 1 level</text:p>
          </table:table-cell>
          <table:table-cell table:style-name="Table16.B2" office:value-type="string">
            <text:p text:style-name="P120">Shift + Up</text:p>
          </table:table-cell>
        </table:table-row>
        <table:table-row table:style-name="TableLine1837666765600">
          <table:table-cell table:style-name="Table16.A2" office:value-type="string">
            <text:p text:style-name="P120">Move selected element down 1 level</text:p>
          </table:table-cell>
          <table:table-cell table:style-name="Table16.B2" office:value-type="string">
            <text:p text:style-name="P120">Shift + Down</text:p>
          </table:table-cell>
        </table:table-row>
        <table:table-row table:style-name="TableLine1837666767776">
          <table:table-cell table:style-name="Table16.A2" office:value-type="string">
            <text:p text:style-name="P120">Select the element 1 level up</text:p>
          </table:table-cell>
          <table:table-cell table:style-name="Table16.B2" office:value-type="string">
            <text:p text:style-name="P120">Up</text:p>
          </table:table-cell>
        </table:table-row>
        <table:table-row table:style-name="TableLine1837666636992">
          <table:table-cell table:style-name="Table16.A2" office:value-type="string">
            <text:p text:style-name="P120">Select the element 1 level down</text:p>
          </table:table-cell>
          <table:table-cell table:style-name="Table16.B2" office:value-type="string">
            <text:p text:style-name="P120">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21">Menu Item</text:p>
            </table:table-cell>
            <table:table-cell table:style-name="Table31.B1" office:value-type="string">
              <text:p text:style-name="P121">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2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53">Control</text:p>
            </table:table-cell>
            <table:table-cell table:style-name="Table11.B1" office:value-type="string">
              <text:p text:style-name="P53">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72">The type of element.</text:p>
          </table:table-cell>
        </table:table-row>
        <table:table-row table:style-name="Table11.1">
          <table:table-cell table:style-name="Table11.A2" office:value-type="string">
            <text:p text:style-name="P9">X</text:p>
          </table:table-cell>
          <table:table-cell table:style-name="Table11.B2" office:value-type="string">
            <text:p text:style-name="P72">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72">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72">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72">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72">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72">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01">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7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72">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72"/>
            <text:p text:style-name="P72">When working with a Graphic element type the “...” button may be used to browse to and select supported graphic files.</text:p>
            <text:p text:style-name="P72"/>
            <text:p text:style-name="P7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53">Control</text:p>
            </table:table-cell>
            <table:table-cell table:style-name="Table12.B1" office:value-type="string">
              <text:p text:style-name="P53">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72">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72">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72">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72">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72">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72">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72">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7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0">Note: </text:span>This can only be used with <text:span text:style-name="T52">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72">Adjusts the spacing between text lines. <text:span text:style-name="T20">Note:</text:span> This can only be used with <text:span text:style-name="T52">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72">Adjusts the spacing between words (can be negative). <text:span text:style-name="T20">Note:</text:span> This can only be used with <text:span text:style-name="T52">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72">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72">The vertical alignment of the text within the element space.</text:p>
          </table:table-cell>
        </table:table-row>
      </table:table>
      <text:p text:style-name="P124">Notes: </text:p>
      <text:list xml:id="list1533360271" text:style-name="L1">
        <text:list-item>
          <text:p text:style-name="P289">The text will appear to be red until the font has been set once.</text:p>
        </text:list-item>
        <text:list-item>
          <text:p text:style-name="P288"><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290">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53">Control</text:p>
            </table:table-cell>
            <table:table-cell table:style-name="Table21.B1" office:value-type="string">
              <text:p text:style-name="P53">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72">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7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5">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13">Uses the image as a mask. Full white pixels will be visible. Each channel will be multiplied by the existing channels of the card rendered below (pixel by pixel within the element space).</text:p>
          </table:table-cell>
        </table:table-row>
        <table:table-row table:style-name="Table21.1">
          <table:table-cell table:style-name="Table21.A2" office:value-type="string">
            <text:p text:style-name="P9">H Alignment</text:p>
          </table:table-cell>
          <table:table-cell table:style-name="Table21.B2" office:value-type="string">
            <text:p text:style-name="P72">The horizontal alignment of the graphic within the element space.</text:p>
            <text:p text:style-name="P118">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72">The vertical alignment of the graphic within the element space.</text:p>
            <text:p text:style-name="P118">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72">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90">This defines the size of the tile for the graphic (if you want to tile at all).</text:p>
            <text:p text:style-name="P90">The format is #x# (width x height).</text:p>
            <text:p text:style-name="P90">Example: <text:span text:style-name="T20">50x45</text:span></text:p>
            <text:p text:style-name="P90"/>
            <text:p text:style-name="P90">You can <text:span text:style-name="T88">use a variable</text:span> width or height <text:span text:style-name="T88">that will</text:span> match the aspect ratio by specifying ‘-’ as the width or height (one of the two should be specified<text:span text:style-name="T88">)</text:span></text:p>
            <text:p text:style-name="P90">Examples: </text:p>
            <text:p text:style-name="P63">-x45</text:p>
            <text:p text:style-name="P63">50x-</text:p>
            <text:p text:style-name="P90"/>
            <text:p text:style-name="P90">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9">The color to add via additive. For this to work, it is highly recommended that the image aspects you intend to adjust the color on be black.</text:p>
          </table:table-cell>
        </table:table-row>
        <text:soft-page-break/>
        <table:table-row table:style-name="Table21.1">
          <table:table-cell table:style-name="Table21.A2" office:value-type="string">
            <text:p text:style-name="P50">Color Type</text:p>
          </table:table-cell>
          <table:table-cell table:style-name="Table21.B2" office:value-type="string">
            <text:p text:style-name="P111">How to apply the color specified to the image. </text:p>
            <text:p text:style-name="P111"/>
            <text:p text:style-name="P111">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11">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1836106729328">
          <table:table-cell table:style-name="Table14.A1" office:value-type="string">
            <text:p text:style-name="P53">Control</text:p>
          </table:table-cell>
          <table:table-cell table:style-name="Table14.B1" office:value-type="string">
            <text:p text:style-name="P53">Function</text:p>
          </table:table-cell>
        </table:table-row>
        <table:table-row table:style-name="TableLine1836106739120">
          <table:table-cell table:style-name="Table14.A2" office:value-type="string">
            <text:p text:style-name="P9">Color</text:p>
          </table:table-cell>
          <table:table-cell table:style-name="Table14.B2" office:value-type="string">
            <text:p text:style-name="P72">The color to render the shape with.</text:p>
          </table:table-cell>
        </table:table-row>
      </table:table>
      <text:p text:style-name="P124">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64" text:outline-level="3"><text:bookmark-start text:name="__RefHeading___Toc3286_350549976"/>Back<text:bookmark-end text:name="__RefHeading___Toc3286_350549976"/></text:h>
      <text:p text:style-name="P193">Back is the background color for the element rectangle.</text:p>
      <table:table table:name="Table33" table:style-name="Table33">
        <table:table-column table:style-name="Table33.A"/>
        <table:table-column table:style-name="Table33.B"/>
        <table:table-row table:style-name="TableLine1836106730144">
          <table:table-cell table:style-name="Table33.A1" office:value-type="string">
            <text:p text:style-name="P55">Control</text:p>
          </table:table-cell>
          <table:table-cell table:style-name="Table33.B1" office:value-type="string">
            <text:p text:style-name="P55">Function</text:p>
          </table:table-cell>
        </table:table-row>
        <table:table-row table:style-name="TableLine1836106730960">
          <table:table-cell table:style-name="Table33.A2" office:value-type="string">
            <text:p text:style-name="P10">Color</text:p>
          </table:table-cell>
          <table:table-cell table:style-name="Table33.B2" office:value-type="string">
            <text:p text:style-name="P73">The color of the <text:span text:style-name="T84">background</text:span>.</text:p>
          </table:table-cell>
        </table:table-row>
        <table:table-row table:style-name="TableLine1836106739664">
          <table:table-cell table:style-name="Table33.A2" office:value-type="string">
            <text:p text:style-name="P21">X</text:p>
          </table:table-cell>
          <table:table-cell table:style-name="Table33.B2" office:value-type="string">
            <text:p text:style-name="P89">Clears the background color completely (none is drawn)</text:p>
          </table:table-cell>
        </table:table-row>
      </table:table>
      <text:h text:style-name="P265"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1836106739936">
          <table:table-cell table:style-name="Table13.A1" office:value-type="string">
            <text:p text:style-name="P53">Control</text:p>
          </table:table-cell>
          <table:table-cell table:style-name="Table13.B1" office:value-type="string">
            <text:p text:style-name="P53">Function</text:p>
          </table:table-cell>
        </table:table-row>
        <table:table-row table:style-name="TableLine1836106742656">
          <table:table-cell table:style-name="Table13.A2" office:value-type="string">
            <text:p text:style-name="P9">Color</text:p>
          </table:table-cell>
          <table:table-cell table:style-name="Table13.B2" office:value-type="string">
            <text:p text:style-name="P72">The color of the element border.</text:p>
          </table:table-cell>
        </table:table-row>
        <table:table-row table:style-name="TableLine1836106743472">
          <table:table-cell table:style-name="Table13.A2" office:value-type="string">
            <text:p text:style-name="P9">Thickness</text:p>
          </table:table-cell>
          <table:table-cell table:style-name="Table13.B2" office:value-type="string">
            <text:p text:style-name="P72">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1836106743744">
          <table:table-cell table:style-name="Table18.A1" office:value-type="string">
            <text:p text:style-name="P53">Control</text:p>
          </table:table-cell>
          <table:table-cell table:style-name="Table18.B1" office:value-type="string">
            <text:p text:style-name="P53">Function</text:p>
          </table:table-cell>
        </table:table-row>
        <table:table-row table:style-name="TableLine1836106728512">
          <table:table-cell table:style-name="Table18.A2" office:value-type="string">
            <text:p text:style-name="P9">Color</text:p>
          </table:table-cell>
          <table:table-cell table:style-name="Table18.B2" office:value-type="string">
            <text:p text:style-name="P72">The color of the outline border.</text:p>
          </table:table-cell>
        </table:table-row>
        <table:table-row table:style-name="TableLine1836106733680">
          <table:table-cell table:style-name="Table18.A2" office:value-type="string">
            <text:p text:style-name="P9">Thickness</text:p>
          </table:table-cell>
          <table:table-cell table:style-name="Table18.B2" office:value-type="string">
            <text:p text:style-name="P72">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2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24"><text:soft-page-break/>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24">Note: The green border on selected items will not appear if you have disabled the <text:span text:style-name="T20">Draw Element Borders</text:span> option.</text:p>
      <text:p text:style-name="P124">You can use the right mouse button to select the element under the cursor. If more than one item is under the cursor a context menu will display a list to select from.</text:p>
      <text:p text:style-name="P123">You can press and hold the middle mouse button to pan around the layout. This is useful if zoomed in or any time the scroll bars are visible.</text:p>
      <text:p text:style-name="P12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5">Description</text:p>
            </table:table-cell>
            <table:table-cell table:style-name="Table17.B1" office:value-type="string">
              <text:p text:style-name="P125">Keyboard Shortcut</text:p>
            </table:table-cell>
          </table:table-row>
        </table:table-header-rows>
        <table:table-row table:style-name="Table17.1">
          <table:table-cell table:style-name="Table17.A2" office:value-type="string">
            <text:p text:style-name="P120">Move selected element up 1 level</text:p>
          </table:table-cell>
          <table:table-cell table:style-name="Table17.B2" office:value-type="string">
            <text:p text:style-name="P120">Shift + Up</text:p>
          </table:table-cell>
        </table:table-row>
        <table:table-row table:style-name="Table17.1">
          <table:table-cell table:style-name="Table17.A2" office:value-type="string">
            <text:p text:style-name="P120">Move selected element down 1 level</text:p>
          </table:table-cell>
          <table:table-cell table:style-name="Table17.B2" office:value-type="string">
            <text:p text:style-name="P120">Shift + Down</text:p>
          </table:table-cell>
        </table:table-row>
        <table:table-row table:style-name="Table17.1">
          <table:table-cell table:style-name="Table17.A2" office:value-type="string">
            <text:p text:style-name="P120">Select the element 1 level up</text:p>
          </table:table-cell>
          <table:table-cell table:style-name="Table17.B2" office:value-type="string">
            <text:p text:style-name="P120">Control + Up</text:p>
          </table:table-cell>
        </table:table-row>
        <table:table-row table:style-name="Table17.1">
          <table:table-cell table:style-name="Table17.A2" office:value-type="string">
            <text:p text:style-name="P120">Select the element 1 level down</text:p>
          </table:table-cell>
          <table:table-cell table:style-name="Table17.B2" office:value-type="string">
            <text:p text:style-name="P120">Control + Down</text:p>
          </table:table-cell>
        </table:table-row>
        <table:table-row table:style-name="Table17.1">
          <table:table-cell table:style-name="Table17.A2" office:value-type="string">
            <text:p text:style-name="P120">Move selected elements up/down 1 pixel</text:p>
          </table:table-cell>
          <table:table-cell table:style-name="Table17.B2" office:value-type="string">
            <text:p text:style-name="P120">Up / Down</text:p>
          </table:table-cell>
        </table:table-row>
        <table:table-row table:style-name="Table17.1">
          <table:table-cell table:style-name="Table17.A2" office:value-type="string">
            <text:p text:style-name="P120">Move selected elements left/right 1 pixel</text:p>
          </table:table-cell>
          <table:table-cell table:style-name="Table17.B2" office:value-type="string">
            <text:p text:style-name="P120">Left / Right</text:p>
          </table:table-cell>
        </table:table-row>
        <table:table-row table:style-name="Table17.1">
          <table:table-cell table:style-name="Table17.A2" office:value-type="string">
            <text:p text:style-name="P120">Lock to axis</text:p>
          </table:table-cell>
          <table:table-cell table:style-name="Table17.B2" office:value-type="string">
            <text:p text:style-name="P120">Shift (and move the mouse along the desired axis to lock to)</text:p>
          </table:table-cell>
        </table:table-row>
        <table:table-row table:style-name="Table17.1">
          <table:table-cell table:style-name="Table17.A2" office:value-type="string">
            <text:p text:style-name="P120">Zoom In / Out</text:p>
          </table:table-cell>
          <table:table-cell table:style-name="Table17.B2" office:value-type="string">
            <text:p text:style-name="P120">Ctrl + +/- (+ zooms in, - zooms out)</text:p>
          </table:table-cell>
        </table:table-row>
        <table:table-row table:style-name="Table17.1">
          <table:table-cell table:style-name="Table17.A2" office:value-type="string">
            <text:p text:style-name="P120">Toggle Mode – switch between resize-and-move(normal) and move-only</text:p>
          </table:table-cell>
          <table:table-cell table:style-name="Table17.B2" office:value-type="string">
            <text:p text:style-name="P120">m</text:p>
          </table:table-cell>
        </table:table-row>
        <table:table-row table:style-name="Table17.1">
          <table:table-cell table:style-name="Table17.A2" office:value-type="string">
            <text:p text:style-name="P122">Toggle Mode – switch between move(normal) and rotate-only</text:p>
          </table:table-cell>
          <table:table-cell table:style-name="Table17.B2" office:value-type="string">
            <text:p text:style-name="P12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1836106747008">
          <table:table-cell table:style-name="Table34.A1" office:value-type="string">
            <text:p text:style-name="P56">Control</text:p>
          </table:table-cell>
          <table:table-cell table:style-name="Table34.B1" office:value-type="string">
            <text:p text:style-name="P56">Function</text:p>
          </table:table-cell>
        </table:table-row>
        <table:table-row table:style-name="TableLine1836106762784">
          <table:table-cell table:style-name="Table34.A2" office:value-type="string">
            <text:p text:style-name="P20">Fit</text:p>
          </table:table-cell>
          <table:table-cell table:style-name="Table34.B2" office:value-type="string">
            <text:p text:style-name="P88">Sets the zoom value so the canvas is filled with the layout (width or height)</text:p>
          </table:table-cell>
        </table:table-row>
        <table:table-row table:style-name="TableLine1836106751904">
          <table:table-cell table:style-name="Table34.A2" office:value-type="string">
            <text:p text:style-name="P20">Fit Horizontal</text:p>
          </table:table-cell>
          <table:table-cell table:style-name="Table34.B2" office:value-type="string">
            <text:p text:style-name="P88">Sets the zoom value so the canvas view is filled with the layout (width wise)</text:p>
          </table:table-cell>
        </table:table-row>
      </table:table>
      <text:p text:style-name="P194">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text:soft-page-break/>Canvas Alignment<text:bookmark-end text:name="__RefHeading___Toc3296_350549976"/></text:h>
      <table:table table:name="Table32" table:style-name="Table32">
        <table:table-column table:style-name="Table32.A"/>
        <table:table-column table:style-name="Table32.B"/>
        <table:table-row table:style-name="TableLine1836106758432">
          <table:table-cell table:style-name="Table32.A1" office:value-type="string">
            <text:p text:style-name="P53">Control</text:p>
          </table:table-cell>
          <table:table-cell table:style-name="Table32.B1" office:value-type="string">
            <text:p text:style-name="P53">Function</text:p>
          </table:table-cell>
        </table:table-row>
        <table:table-row table:style-name="TableLine1836106758704">
          <table:table-cell table:style-name="Table32.A2" office:value-type="string">
            <text:p text:style-name="P9">Center Elements Horizontally</text:p>
          </table:table-cell>
          <table:table-cell table:style-name="Table32.B2" office:value-type="string">
            <text:p text:style-name="P72">Center the elements horizontally in the layout (only the x value is affected)</text:p>
          </table:table-cell>
        </table:table-row>
        <table:table-row table:style-name="TableLine1836106753536">
          <table:table-cell table:style-name="Table32.A2" office:value-type="string">
            <text:p text:style-name="P9">Custom Align Elements Horizontally</text:p>
          </table:table-cell>
          <table:table-cell table:style-name="Table32.B2" office:value-type="string">
            <text:p text:style-name="P72">Customizable Horizontal Align</text:p>
          </table:table-cell>
        </table:table-row>
        <table:table-row table:style-name="TableLine1836106750816">
          <table:table-cell table:style-name="Table32.A2" office:value-type="string">
            <text:p text:style-name="P9">Center Elements Vertically</text:p>
          </table:table-cell>
          <table:table-cell table:style-name="Table32.B2" office:value-type="string">
            <text:p text:style-name="P72">Center the elements vertically in the layout (only the y value is affected)</text:p>
          </table:table-cell>
        </table:table-row>
        <table:table-row table:style-name="TableLine1836106760608">
          <table:table-cell table:style-name="Table32.A2" office:value-type="string">
            <text:p text:style-name="P9">Custom Align Elements Vertically</text:p>
          </table:table-cell>
          <table:table-cell table:style-name="Table32.B2" office:value-type="string">
            <text:p text:style-name="P72">Customizable Vertical Align</text:p>
          </table:table-cell>
        </table:table-row>
        <table:table-row table:style-name="TableLine1836106761968">
          <table:table-cell table:style-name="Table32.A2" office:value-type="string">
            <text:p text:style-name="P9">Custom Align Elements</text:p>
          </table:table-cell>
          <table:table-cell table:style-name="Table32.B2" office:value-type="string">
            <text:p text:style-name="P7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92">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24">Context Menu</text:p>
      <table:table table:name="Table15" table:style-name="Table15">
        <table:table-column table:style-name="Table15.A"/>
        <table:table-column table:style-name="Table15.B"/>
        <table:table-row table:style-name="TableLine1836106750272">
          <table:table-cell table:style-name="Table15.A1" office:value-type="string">
            <text:p text:style-name="P53">Control</text:p>
          </table:table-cell>
          <table:table-cell table:style-name="Table15.B1" office:value-type="string">
            <text:p text:style-name="P53">Function</text:p>
          </table:table-cell>
        </table:table-row>
        <table:table-row table:style-name="TableLine1836106747280">
          <table:table-cell table:style-name="Table15.A2" office:value-type="string">
            <text:p text:style-name="P9">Copy Line to Clipboard</text:p>
          </table:table-cell>
          <table:table-cell table:style-name="Table15.B2" office:value-type="string">
            <text:p text:style-name="P72">Copies the selected line to the clipboard.</text:p>
          </table:table-cell>
        </table:table-row>
        <table:table-row table:style-name="TableLine1836106752176">
          <table:table-cell table:style-name="Table15.A2" office:value-type="string">
            <text:p text:style-name="P9">Copy all text to Clipboard</text:p>
          </table:table-cell>
          <table:table-cell table:style-name="Table15.B2" office:value-type="string">
            <text:p text:style-name="P72">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57" text:outline-level="1"><text:bookmark-start text:name="__RefHeading___Toc3785_3188048287"/>Element References<text:bookmark-end text:name="__RefHeading___Toc3785_3188048287"/></text:h>
      <text:p text:style-name="P215">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text:span><text:soft-page-break/><text:span text:style-name="T114">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24">CSV reference files have 4 strict content rules:</text:p>
      <text:list xml:id="list567453720" text:style-name="L2">
        <text:list-item>
          <text:p text:style-name="P291">The separator character must be a comma. Some editors may switch this on you!</text:p>
        </text:list-item>
        <text:list-item>
          <text:p text:style-name="P291">The first row must contain the column names. The columns may be named with spaces but should not use the [ or ] characters (or anything else that might confuse the parser when trying to translate references).</text:p>
        </text:list-item>
        <text:list-item>
          <text:p text:style-name="P291">The first column may be named anything, but the contents should always be the card count of the given row. (an empty entry assumes 1 instance of the given row)</text:p>
        </text:list-item>
        <text:list-item>
          <text:p text:style-name="P293"><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292">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53">Function</text:p>
            </table:table-cell>
            <table:table-cell table:style-name="Table8.B1" office:value-type="string">
              <text:p text:style-name="P53">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72">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72">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94"><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9">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27">Colors are formatted into strings as follows:</text:p>
      <text:p text:style-name="P134"/>
      <text:p text:style-name="P140">RRRGGGBBB or RRRGGGBBBAAA</text:p>
      <text:p text:style-name="P134"/>
      <text:p text:style-name="P134"><text:soft-page-break/>Each block is a 3 digit representation of the color value for the given color. (R – Red; G – Green; B – Blue; A - Alpha)</text:p>
      <text:p text:style-name="P134"/>
      <text:p text:style-name="P134">Example: 012123167</text:p>
      <text:p text:style-name="P134"/>
      <text:p text:style-name="P134">You can also specify a color using hexadecimal values:</text:p>
      <text:p text:style-name="P134">RRGGBB or RRGGBBAA</text:p>
      <text:p text:style-name="P134"/>
      <text:p text:style-name="P134">Example: 882859</text:p>
      <text:p text:style-name="P134"/>
      <text:p text:style-name="P134">Be sure to include any leading zeroes. The type of color value you specify (hex vs. decimal) is based solely on string length: 6/8(hex)</text:p>
      <text:p text:style-name="P134"/>
      <text:p text:style-name="P134">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35"/>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58" text:outline-level="2"><text:bookmark-start text:name="__RefHeading___Toc5216_2032965949"/>Color Matrix String Format<text:bookmark-end text:name="__RefHeading___Toc5216_2032965949"/></text:h>
      <text:p text:style-name="P164">The color matrix is a 5x5 matrix of float values.</text:p>
      <text:p text:style-name="P164">See: <text:a xlink:type="simple" xlink:href="https://learn.microsoft.com/en-us/dotnet/api/system.drawing.imaging.colormatrix" text:style-name="Internet_20_link" text:visited-style-name="Visited_20_Internet_20_Link">https://learn.microsoft.com/en-us/dotnet/api/system.drawing.imaging.colormatrix</text:a> </text:p>
      <text:p text:style-name="P164">This is represented as a set of 25 values in a single string separated by “;” characters.</text:p>
      <text:h text:style-name="P259" text:outline-level="2"><text:bookmark-start text:name="__RefHeading___Toc4611_3708387229"/>Gradient String Format<text:bookmark-end text:name="__RefHeading___Toc4611_3708387229"/></text:h>
      <text:p text:style-name="P168">This functionality is experimental and will very likely change!</text:p>
      <text:p text:style-name="P162">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1836106749456">
            <table:table-cell table:style-name="GradientStyles.A1" office:value-type="string">
              <text:p text:style-name="P231">Gradient Style</text:p>
            </table:table-cell>
            <table:table-cell table:style-name="GradientStyles.B1" office:value-type="string">
              <text:p text:style-name="P231">Usage</text:p>
            </table:table-cell>
          </table:table-row>
        </table:table-header-rows>
        <table:table-row table:style-name="TableLine1836106753808">
          <table:table-cell table:style-name="GradientStyles.A2" office:value-type="string">
            <text:p text:style-name="P230">Left To Right</text:p>
          </table:table-cell>
          <table:table-cell table:style-name="GradientStyles.B2" office:value-type="string">
            <text:p text:style-name="P232">Format: lefttoright;[angle];[color]</text:p>
            <text:p text:style-name="P232"/>
            <text:p text:style-name="Table_20_Contents"><text:span text:style-name="T142">Example: </text:span>lefttoright;0;0xff00ff</text:p>
            <text:p text:style-name="Table_20_Contents"/>
            <text:p text:style-name="P232">angle: -90 to 90 value for indicating the direction of the gradient from the left side (negative values start from the upper left, positive values start from the lower left)</text:p>
            <text:p text:style-name="P232"/>
            <text:p text:style-name="P232">color: This is the “destination” color. The initial color is the font color. <text:s/><text:bookmark-ref text:reference-format="text" text:ref-name="__RefHeading__1790_802051065">Color String Format</text:bookmark-ref></text:p>
          </table:table-cell>
        </table:table-row>
        <text:soft-page-break/>
        <table:table-row table:style-name="TableLine1836106757344">
          <table:table-cell table:style-name="GradientStyles.A2" office:value-type="string">
            <text:p text:style-name="P230">Points</text:p>
          </table:table-cell>
          <table:table-cell table:style-name="GradientStyles.B2" office:value-type="string">
            <text:p text:style-name="P232">Format: points;[color];[start point x];[start point y];[end point x];[end point y]</text:p>
            <text:p text:style-name="P232"/>
            <text:p text:style-name="Table_20_Contents"><text:span text:style-name="T142">Example: </text:span>points;0xff0000;0;0;&amp;[width];&amp;[height]</text:p>
            <text:p text:style-name="Table_20_Contents"/>
            <text:p text:style-name="P232">Note: The above example uses the element width and height as the end point.</text:p>
            <text:p text:style-name="P232"/>
            <text:p text:style-name="P232">color: This is the “destination” color. The initial color is the font color. <text:s/><text:bookmark-ref text:reference-format="text" text:ref-name="__RefHeading__1790_802051065">Color String Format</text:bookmark-ref></text:p>
            <text:p text:style-name="P232"/>
            <text:p text:style-name="P232">start point / end point: Provides the x/y values for the start and end of the gradient.</text:p>
          </table:table-cell>
        </table:table-row>
      </table:table>
      <text:p text:style-name="P162"/>
      <text:p text:style-name="P162">Notes:</text:p>
      <text:list xml:id="list2516302404" text:style-name="L3">
        <text:list-item>
          <text:p text:style-name="P294">Gradient is only supported <text:span text:style-name="T142">with</text:span> Text <text:span text:style-name="T144">and </text:span>FormattedText <text:span text:style-name="T144">elements.</text:span></text:p>
        </text:list-item>
        <text:list-item>
          <text:p text:style-name="P294">There is currently no field to specify the gradient (coming soon). Instead it must be specified using an inline override or element override in a reference.</text:p>
          <text:list>
            <text:list-item>
              <text:p text:style-name="P295">Example: <text:span text:style-name="T20">$[gradient:points;0xff0000;0;0;&amp;[width];&amp;[height]]</text:span></text:p>
            </text:list-item>
          </text:list>
        </text:list-item>
        <text:list-item>
          <text:p text:style-name="P296">Examples of both gradient styles can be found in the included sample project.</text:p>
        </text:list-item>
      </text:list>
      <text:h text:style-name="P260" text:outline-level="2"><text:bookmark-start text:name="__RefHeading__2151_2015678595"/>Font String Format<text:bookmark-end text:name="__RefHeading__2151_2015678595"/></text:h>
      <text:p text:style-name="P128">Fonts are formatted into strings as follows:</text:p>
      <text:p text:style-name="P129"/>
      <text:p text:style-name="P141">fontname;fontsize;bold;underline;italicized;strikeout</text:p>
      <text:p text:style-name="P129"/>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29"/>
      <text:p text:style-name="P129"><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text:soft-page-break/>following format:</text:p>
      <text:p text:style-name="P187">override:[element name]:[element value]</text:p>
      <text:p text:style-name="Text_20_body">Example: <text:span text:style-name="T20">override:text_field:x</text:span></text:p>
      <text:p text:style-name="P157">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Definition (Variable) Based Overrides <text:span text:style-name="T74">(Incept Translator only at this time)</text:span><text:bookmark-end text:name="__RefHeading___Toc3318_350549976"/></text:h>
      <text:p text:style-name="P188">Overrides can also be created within the Definition field itself using the following macro:</text:p>
      <text:p text:style-name="P188">$[field:value]</text:p>
      <text:p text:style-name="P190">Example: $[y:40]</text:p>
      <text:p text:style-name="P190">The above would lock the y value to 40. </text:p>
      <text:p text:style-name="P226">Overrides are extracted from the resulting string so you can add one ore more to any element definition without impacting the final result. Examples:</text:p>
      <text:p text:style-name="P191"><text:span text:style-name="T136">Apple</text:span>$[y:40] <text:span text:style-name="T137">=&gt; “Apple” (with y fixed at 40)</text:span></text:p>
      <text:p text:style-name="P191"><text:span text:style-name="T136">Watermelon</text:span>$[y:40]$[<text:span text:style-name="T136">x</text:span>:40] <text:span text:style-name="T137">=&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47">Fields</text:p>
            </table:table-cell>
            <table:table-cell table:style-name="Table20.B1" office:value-type="string">
              <text:p text:style-name="P147">Override string format</text:p>
            </table:table-cell>
          </table:table-row>
        </table:table-header-rows>
        <table:table-row table:style-name="Table20.1">
          <table:table-cell table:style-name="Table20.A2" office:value-type="string">
            <text:p text:style-name="P134">x</text:p>
            <text:p text:style-name="P134">y</text:p>
            <text:p text:style-name="P134">width</text:p>
            <text:p text:style-name="P134">height</text:p>
            <text:p text:style-name="P144">borderthickness<text:line-break/>opacity<text:line-break/>outlinethickness<text:line-break/>lineheight<text:line-break/>wordspace (+/-)</text:p>
          </table:table-cell>
          <table:table-cell table:style-name="Table20.B2" office:value-type="string">
            <text:p text:style-name="P134"><text:span text:style-name="T20">(int)</text:span> Integer number values. </text:p>
          </table:table-cell>
        </table:table-row>
        <text:soft-page-break/>
        <table:table-row table:style-name="Table20.1">
          <table:table-cell table:style-name="Table20.A2" office:value-type="string">
            <text:p text:style-name="P146">autoscalefont<text:line-break/>enabled<text:line-break/>lockaspect<text:line-break/><text:span text:style-name="T75">keeporiginalsize<text:line-break/>justifiedtext</text:span></text:p>
          </table:table-cell>
          <table:table-cell table:style-name="Table20.B2" office:value-type="string">
            <text:p text:style-name="P13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44">rotation</text:p>
          </table:table-cell>
          <table:table-cell table:style-name="Table20.B2" office:value-type="string">
            <text:p text:style-name="P135">(float)<text:span text:style-name="T1"> In the case of rotation use only integer number values.</text:span></text:p>
          </table:table-cell>
        </table:table-row>
        <table:table-row table:style-name="Table20.1">
          <table:table-cell table:style-name="Table20.A2" office:value-type="string">
            <text:p text:style-name="P144">bordercolor<text:line-break/>elementcolor<text:line-break/>outlinecolor<text:line-break/><text:span text:style-name="T85">backgroundcolor</text:span></text:p>
          </table:table-cell>
          <table:table-cell table:style-name="Table20.B2" office:value-type="string">
            <text:p text:style-name="P134"><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45">tilesize</text:p>
          </table:table-cell>
          <table:table-cell table:style-name="Table20.B2" office:value-type="string">
            <text:p text:style-name="P178"><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44">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53"/>
          </table:table-cell>
        </table:table-row>
        <table:table-row table:style-name="Table20.1">
          <table:table-cell table:style-name="Table20.A2" office:value-type="string">
            <text:p text:style-name="P149">gradient</text:p>
          </table:table-cell>
          <table:table-cell table:style-name="Table20.B2" office:value-type="string">
            <text:p text:style-name="P137">(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50">colormatrix</text:p>
          </table:table-cell>
          <table:table-cell table:style-name="Table20.B2" office:value-type="string">
            <text:p text:style-name="P138">(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50">colortype</text:p>
          </table:table-cell>
          <table:table-cell table:style-name="Table20.B2" office:value-type="string">
            <text:p text:style-name="P138">(int)<text:span text:style-name="T1"> </text:span><text:span text:style-name="T18">Numeric value indicating the color type:</text:span></text:p>
            <text:p text:style-name="P132"/>
            <text:p text:style-name="P139"><text:span text:style-name="T15">0 – </text:span><text:span text:style-name="T1">Add</text:span></text:p>
            <text:p text:style-name="P133">1 – Multiply</text:p>
            <text:p text:style-name="P133">2 – Matrix (Color Matrix)</text:p>
          </table:table-cell>
        </table:table-row>
        <table:table-row table:style-name="Table20.1">
          <table:table-cell table:style-name="Table20.A2" office:value-type="string">
            <text:p text:style-name="P148">mirror</text:p>
          </table:table-cell>
          <table:table-cell table:style-name="Table20.B2" office:value-type="string">
            <text:p text:style-name="P136">(int)<text:span text:style-name="T1"> Numeric value indicating the mirror setting:</text:span></text:p>
            <text:p text:style-name="P130"/>
            <text:p text:style-name="P130">0 – None</text:p>
            <text:p text:style-name="P131">1 – Horizontally</text:p>
            <text:p text:style-name="P131">2 – Vertically</text:p>
          </table:table-cell>
        </table:table-row>
        <table:table-row table:style-name="Table20.1">
          <table:table-cell table:style-name="Table20.A2" office:value-type="string">
            <text:p text:style-name="P144">imagemasksurface</text:p>
          </table:table-cell>
          <table:table-cell table:style-name="Table20.B2" office:value-type="string">
            <text:p text:style-name="P286">(bool)<text:span text:style-name="T1"> Boolean value: </text:span>true<text:span text:style-name="T1"> or </text:span>false<text:span text:style-name="T1"> (case should not matter)</text:span></text:p>
            <text:p text:style-name="P287"><text:span text:style-name="T1">Toggles the Mask Surface setting</text:span></text:p>
          </table:table-cell>
        </table:table-row>
        <table:table-row table:style-name="Table20.1">
          <table:table-cell table:style-name="Table20.A2" office:value-type="string">
            <text:p text:style-name="P144">verticalalign</text:p>
          </table:table-cell>
          <table:table-cell table:style-name="Table20.B2" office:value-type="string">
            <text:p text:style-name="P135">(int)<text:span text:style-name="T1"> Numeric value indicating the vertical alignment:</text:span></text:p>
            <text:p text:style-name="P129"/>
            <text:p text:style-name="P129"><text:span text:style-name="T73">0</text:span> – Near</text:p>
            <text:p text:style-name="P129"><text:span text:style-name="T73">1</text:span> – Center</text:p>
            <text:p text:style-name="P129"><text:span text:style-name="T73">2</text:span> – Far</text:p>
          </table:table-cell>
        </table:table-row>
        <table:table-row table:style-name="Table20.1">
          <table:table-cell table:style-name="Table20.A2" office:value-type="string">
            <text:p text:style-name="P144"/>
            <text:p text:style-name="P144">horizontalalign</text:p>
          </table:table-cell>
          <table:table-cell table:style-name="Table20.B2" office:value-type="string">
            <text:p text:style-name="P135">(int)<text:span text:style-name="T1"> Numeric value indicating the horizontal alignment:</text:span></text:p>
            <text:p text:style-name="P129"/>
            <text:p text:style-name="P129"><text:span text:style-name="T73">0</text:span> – Near</text:p>
            <text:p text:style-name="P129"><text:span text:style-name="T73">1</text:span> – Center</text:p>
            <text:p text:style-name="P129"><text:span text:style-name="T73">2</text:span> – Far</text:p>
          </table:table-cell>
        </table:table-row>
        <text:soft-page-break/>
        <table:table-row table:style-name="Table20.1">
          <table:table-cell table:style-name="Table20.A2" office:value-type="string">
            <text:p text:style-name="P144">variable</text:p>
          </table:table-cell>
          <table:table-cell table:style-name="Table20.B2" office:value-type="string">
            <text:p text:style-name="P134"><text:span text:style-name="T20">(string)</text:span> The <text:span text:style-name="T20">Definition</text:span> field. <text:span text:style-name="T74">This can only be overridden in a data file</text:span></text:p>
          </table:table-cell>
        </table:table-row>
        <table:table-row table:style-name="Table20.1">
          <table:table-cell table:style-name="Table20.A2" office:value-type="string">
            <text:p text:style-name="P144">type</text:p>
          </table:table-cell>
          <table:table-cell table:style-name="Table20.B2" office:value-type="string">
            <text:p text:style-name="P135">(string) <text:span text:style-name="T1">One of the following strings:</text:span></text:p>
            <text:p text:style-name="P129"/>
            <text:p text:style-name="P135">Text</text:p>
            <text:p text:style-name="P135">Shape</text:p>
            <text:p text:style-name="P135">Graphic</text:p>
            <text:p text:style-name="P135">FormattedText</text:p>
          </table:table-cell>
        </table:table-row>
      </table:table>
      <text:h text:style-name="P266"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27">The table of fields above is accessible for use in definition translation processing.</text:p>
      <text:p text:style-name="P227">Element fields can be accessed using the following macro:</text:p>
      <text:p text:style-name="P189"><text:span text:style-name="T139">&amp;</text:span>[<text:span text:style-name="T139">x</text:span>]</text:p>
      <text:p text:style-name="P227">This would return the current x value assigned to the element.</text:p>
      <text:p text:style-name="P228">This can be used to perform <text:span text:style-name="T140">complex </text:span>operations like offsets using <text:span text:style-name="T141">the math</text:span> functionality: </text:p>
      <text:p text:style-name="P228">$[x:#math;&amp;[x]+25#]</text:p>
      <text:p text:style-name="P228">This would offset the x value of the element by 25.</text:p>
      <text:p text:style-name="P229">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183610675788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1836106766592">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183610676795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1836106778832">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183610676332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866791903" text:style-name="L4">
        <text:list-item>
          <text:p text:style-name="P300">Each define name follows the same rules as a column name in a reference file.</text:p>
        </text:list-item>
        <text:list-item>
          <text:p text:style-name="P300">The first row is ignored. The column names are there only for reference. The first column in all rows after the first contains the define name and the second column contains the value.</text:p>
        </text:list-item>
      </text:list>
      <text:p text:style-name="Text_20_body"><text:soft-page-break/>The define file should be named the same as the main reference file with <text:span text:style-name="T20">_defines</text:span><text:span text:style-name="T1"> appended to the name and should reside in the same folder as the reference file. Example: </text:span></text:p>
      <text:list xml:id="list1844043042" text:style-name="L5">
        <text:list-item>
          <text:p text:style-name="P301"><text:span text:style-name="T1">Reference file: </text:span><text:span text:style-name="T20">items.csv</text:span></text:p>
        </text:list-item>
        <text:list-item>
          <text:p text:style-name="P301"><text:span text:style-name="T1">Define file: </text:span><text:span text:style-name="T20">items_defines.csv</text:span></text:p>
        </text:list-item>
        <text:list-item>
          <text:p text:style-name="P297">Project Wide Defines: [project file name without extension]<text:span text:style-name="T20">_defines.csv</text:span></text:p>
        </text:list-item>
      </text:list>
      <text:h text:style-name="P261" text:outline-level="2"><text:bookmark-start text:name="__RefHeading___Toc3322_3505499761"/><text:span text:style-name="T124">Excel</text:span> References / Defines<text:bookmark-end text:name="__RefHeading___Toc3322_3505499761"/></text:h>
      <text:p text:style-name="P218">References stored as <text:span text:style-name="T124">Excel</text:span> spreadsheets <text:span text:style-name="T124">are slightly different that CSV defines due to the sheet names in a spreadsheet file.</text:span></text:p>
      <text:p text:style-name="P166"><text:bookmark-start text:name="__RefHeading___Toc29887_893271388"/>Global Defines <text:span text:style-name="T125">(Project Wide)</text:span><text:bookmark-end text:name="__RefHeading___Toc29887_893271388"/></text:p>
      <text:p text:style-name="P219">File: <text:span text:style-name="T20">[Project Name]_defines.xslx</text:span></text:p>
      <text:p text:style-name="P219">Sheet Name: <text:span text:style-name="T20">defines</text:span></text:p>
      <text:p text:style-name="P221">Example</text:p>
      <text:p text:style-name="P161">Project: ExcelSample.cmp</text:p>
      <text:p text:style-name="P161">Defines File: ExcelSample_defines.xlsx (with a sheet named defines) in the same folder</text:p>
      <text:p text:style-name="P166"><text:bookmark-start text:name="__RefHeading___Toc29889_893271388"/>Reference Defines<text:bookmark-end text:name="__RefHeading___Toc29889_893271388"/></text:p>
      <text:p text:style-name="P219">Reference defines are created in sheets within the same xslx file.</text:p>
      <text:p text:style-name="P218"><text:span text:style-name="T124">Sheet Name: </text:span><text:span text:style-name="T28">[reference sheet name]_defines</text:span></text:p>
      <text:p text:style-name="P221">Example</text:p>
      <text:p text:style-name="P218"><text:span text:style-name="T1">Main sheet: </text:span><text:span text:style-name="T20">items</text:span></text:p>
      <text:p text:style-name="P218"><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23"><text:bookmark-start text:name="__RefHeading___Toc29887_8932713881"/><text:span text:style-name="T20">Global Defines </text:span><text:span text:style-name="T29">(Project Wide)</text:span><text:bookmark-end text:name="__RefHeading___Toc29887_8932713881"/></text:p>
      <text:p text:style-name="P220"><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20">Sheet Name: <text:span text:style-name="T20">defines</text:span></text:p>
      <text:p text:style-name="P160"><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67"><text:bookmark-start text:name="__RefHeading___Toc29889_8932713881"/>Reference Defines<text:bookmark-end text:name="__RefHeading___Toc29889_8932713881"/></text:p>
      <text:p text:style-name="P220">Reference defines are created in <text:span text:style-name="T127">a </text:span>sheet within the same <text:span text:style-name="T125">Google Spreadsheet </text:span><text:span text:style-name="T127">as the data</text:span>.</text:p>
      <text:p text:style-name="P223"><text:span text:style-name="T124">Sheet Name: </text:span><text:span text:style-name="T28">[reference sheet name]_defines</text:span></text:p>
      <text:p text:style-name="P222">Example</text:p>
      <text:p text:style-name="P223"><text:soft-page-break/><text:span text:style-name="T1">Main sheet: </text:span><text:span text:style-name="T20">items</text:span></text:p>
      <text:p text:style-name="P223"><text:span text:style-name="T1">Defines sheet:</text:span><text:span text:style-name="T20"> items_defines</text:span><text:span text:style-name="T7"><text:line-break/></text:span></text:p>
      <text:list xml:id="list1917118205" text:style-name="L6">
        <text:list-header>
          <text:p text:style-name="P298"/>
        </text:list-header>
      </text:list>
      <text:h text:style-name="P267" text:outline-level="3"><text:bookmark-start text:name="__RefHeading___Toc3324_350549976"/>Google Authentication Setup<text:bookmark-end text:name="__RefHeading___Toc3324_350549976"/></text:h>
      <text:p text:style-name="P157">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88493535" text:style-name="L7">
        <text:list-item>
          <text:p text:style-name="P299">Launch CardMaker and select <text:span text:style-name="T20">Tools</text:span> &gt; <text:span text:style-name="T20">Update Google Credentials... </text:span></text:p>
        </text:list-item>
        <text:list-item>
          <text:p text:style-name="P299">Either copy the Auth URL and browse to it in your preferred browser or click <text:span text:style-name="T20">Browse To URL</text:span></text:p>
        </text:list-item>
        <text:list-item>
          <text:p text:style-name="P299">Google should prompt you to allow CardMaker to access your spreadsheets and then navigate to the CardMaker site with the AccessToken field already selected. </text:p>
        </text:list-item>
        <text:list-item>
          <text:p text:style-name="P299">Copy the <text:span text:style-name="T20">AccessToken</text:span> value and return to CardMaker.</text:p>
        </text:list-item>
        <text:list-item>
          <text:p text:style-name="P299">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299">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53">Function</text:p>
            </table:table-cell>
            <table:table-cell table:style-name="Table4.B1" office:value-type="string">
              <text:p text:style-name="P53">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53"><text:span text:style-name="T1">@[</text:span>columnname<text:span text:style-name="T1">]</text:span></text:p>
            <text:p text:style-name="P72"/>
            <text:p text:style-name="P53"><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72">@[<text:span text:style-name="T20">columnname</text:span>,parameter1,parameter2,(repeats...)]</text:p>
            <text:p text:style-name="P72"/>
            <text:p text:style-name="P53"><text:span text:style-name="T1">Replace </text:span>columnname<text:span text:style-name="T1"> with the desired column name or define from the referenced data source.</text:span></text:p>
            <text:p text:style-name="P72"/>
            <text:p text:style-name="P72">Replace parameter1 (etc.) with the desired input for the define. When constructing the resulting value any instances of {#} will be replaced with the given parameter. Be aware that spaces after/before the commas will be included in the parameter strings.</text:p>
            <text:p text:style-name="P72"/>
            <text:p text:style-name="P72">Example:</text:p>
            <text:p text:style-name="P72"/>
            <text:p text:style-name="P53">Defines</text:p>
            <text:p text:style-name="P171"><text:span text:style-name="T34">smallImgTag = </text:span><text:span text:style-name="T1">&lt;img={1};.90;0;3&gt;</text:span></text:p>
            <text:p text:style-name="P155">theCoin = \images\coin.png </text:p>
            <text:p text:style-name="P165">Input</text:p>
            <text:p text:style-name="P155">@[smallImgTag,@[theCoin]]</text:p>
            <text:p text:style-name="P165">Output</text:p>
            <text:p text:style-name="P155">&lt;img=\images\coin.png;.90;0;3&gt;</text:p>
          </table:table-cell>
        </table:table-row>
        <text:soft-page-break/>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8" office:value-type="string">
            <text:p text:style-name="P87">%[string,index,count]</text:p>
            <text:p text:style-name="P87"/>
            <text:p text:style-name="P87">string – some sequence of characters</text:p>
            <text:p text:style-name="P87">index – the index to begin extracting characters from (0 based!)</text:p>
            <text:p text:style-name="P87">count – the number of characters to extracted</text:p>
            <text:p text:style-name="P87">Example: <text:bookmark-start text:name="__DdeLink__2741_1457906252"/>%[sample,4,2]<text:bookmark-end text:name="__DdeLink__2741_1457906252"/> would result in <text:span text:style-name="T20">le</text:span></text:p>
            <text:p text:style-name="P87"/>
            <text:p text:style-name="P87">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8" office:value-type="string">
            <text:p text:style-name="P72">##x;y;z#</text:p>
            <text:p text:style-name="P72"/>
            <text:p text:style-name="P72">This will display a number based on the following properties:</text:p>
            <text:p text:style-name="P72"/>
            <text:p text:style-name="P114">x + (current card index * y) with left padded 0's numbering z</text:p>
            <text:p text:style-name="P114"/>
            <text:p text:style-name="P117">x: The value to start the counter at <text:span text:style-name="T154">(minimum: 0)</text:span></text:p>
            <text:p text:style-name="P116">current card index: this is a 0 based value</text:p>
            <text:p text:style-name="P116">y: multiplier per card</text:p>
            <text:p text:style-name="P114"/>
            <text:p text:style-name="P114">Example (on card index 5) with ##1;1;5# would be <text:span text:style-name="T20">00005</text:span> </text:p>
          </table:table-cell>
        </table:table-row>
        <text:soft-page-break/>
        <table:table-row table:style-name="Table4.1">
          <table:table-cell table:style-name="Table4.A2" office:value-type="string">
            <text:p text:style-name="P9">Sub Counter</text:p>
          </table:table-cell>
          <table:table-cell table:style-name="Table4.B18" office:value-type="string">
            <text:p text:style-name="P72">#sc;x;y;z#</text:p>
            <text:p text:style-name="P72"/>
            <text:p text:style-name="P72">The sub card index is the index of the card based on the number of items indicated in the count column of the reference file.</text:p>
            <text:p text:style-name="P72"/>
            <text:p text:style-name="P72">This will display a number based on the following properties:</text:p>
            <text:p text:style-name="P72"/>
            <text:p text:style-name="P114">x + (sub card index * y) with left padded 0's numbering z</text:p>
            <text:p text:style-name="P114"/>
            <text:p text:style-name="P116">x: The value to start the counter at <text:span text:style-name="T154">(minimum: 0)</text:span></text:p>
            <text:p text:style-name="P116">current card index: this is a 0 based value</text:p>
            <text:p text:style-name="P116">y: multiplier per card</text:p>
            <text:p text:style-name="P114"/>
            <text:p text:style-name="P114">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8" office:value-type="string">
            <text:p text:style-name="P104">#padl;x;y;z# or #padr;x;y;z#</text:p>
            <text:p text:style-name="P104"/>
            <text:p text:style-name="P104">Creates a padded string (left or right padding based on ‘l’ vs. ‘r’)</text:p>
            <text:p text:style-name="P104">x: length desired</text:p>
            <text:p text:style-name="P104">y: padding character</text:p>
            <text:p text:style-name="P104">z string to pad</text:p>
            <text:p text:style-name="P104"/>
            <text:p text:style-name="P115">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8" office:value-type="string">
            <text:p text:style-name="P86">#repeat;x;y#</text:p>
            <text:p text:style-name="P86"/>
            <text:p text:style-name="P86">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8" office:value-type="string">
            <text:p text:style-name="P72">Samples:</text:p>
            <text:p text:style-name="P72">#(if x == y then a)#</text:p>
            <text:p text:style-name="P72">#(if x != y then a)#</text:p>
            <text:p text:style-name="P72">#(if x == y then a else b)#</text:p>
            <text:p text:style-name="P72">#(if x != y then a else b)#</text:p>
            <text:p text:style-name="P72"/>
            <text:p text:style-name="P72"><text:span text:style-name="T20">==</text:span> - x is equal to y (case insensitive)</text:p>
            <text:p text:style-name="P72"><text:span text:style-name="T20">!=</text:span> - x is not equal to y (case insensitive)</text:p>
            <text:p text:style-name="P72"><text:span text:style-name="T20">&gt;</text:span> - x is greater than y</text:p>
            <text:p text:style-name="P72"><text:span text:style-name="T20">&lt;</text:span> - x is less than y</text:p>
            <text:p text:style-name="P72"><text:span text:style-name="T20">&gt;=</text:span> - x is greater than or equal to</text:p>
            <text:p text:style-name="P72"><text:span text:style-name="T20">&lt;=</text:span> - x is less than or equal to</text:p>
            <text:p text:style-name="P72"/>
            <text:p text:style-name="P72">x,y,a,b – string values</text:p>
            <text:p text:style-name="P72"/>
            <text:p text:style-name="P72"><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72"/>
            <text:p text:style-name="P93">You can combine this with inline overrides like the following:</text:p>
            <text:p text:style-name="P172"><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8" office:value-type="string">
            <text:p text:style-name="P174"><text:span text:style-name="T34">You can use the if statement with groups. The x and y values </text:span><text:span text:style-name="T39">of:</text:span></text:p>
            <text:p text:style-name="P225"><text:span text:style-name="T34">#(if x == y then a)# </text:span>can be formatted as a grouping of potential matches.</text:p>
            <text:p text:style-name="P72"/>
            <text:p text:style-name="P72">[val1;val2;val3]</text:p>
            <text:p text:style-name="P72"/>
            <text:p text:style-name="P97">The comparison will succeed if both groups share at least 1 value.</text:p>
            <text:p text:style-name="P74"><text:span text:style-name="T117">#(if [1;2;3] == 1 then a else b)# </text:span><text:span text:style-name="T26">&lt;&lt; match (result is “a”)</text:span></text:p>
            <text:p text:style-name="P74"><text:span text:style-name="T117">#(if 1 == [1;2;3] then a else b)# </text:span><text:span text:style-name="T26">&lt;&lt; match (result is “a”)</text:span></text:p>
            <text:p text:style-name="P74"><text:span text:style-name="T117">#(if [1;2] == [3;4] then a else b)# </text:span><text:span text:style-name="T26">&lt;&lt; no match (result is “b”)</text:span></text:p>
            <text:p text:style-name="P72"/>
            <text:p text:style-name="P75"><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5"><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5"><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5"/>
            <text:p text:style-name="P97">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72"/>
            <text:p text:style-name="P72">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72">#(switch;key;keytocheck1;value1&lt;repeat&gt;)#</text:p>
            <text:p text:style-name="P72"/>
            <text:p text:style-name="P72">key – The value to check the others for.</text:p>
            <text:p text:style-name="P72">keytocheck1 – A comparison string</text:p>
            <text:p text:style-name="P72">value1 – A value string (this will be the overall result if key matches keytoccheck1)</text:p>
            <text:p text:style-name="P72"/>
            <text:p text:style-name="P72">;keytoccheck1;value1 can be repeated multiple times with varying strings. There should always be a key and a value. (an empty string is valid)</text:p>
            <text:p text:style-name="P72"/>
            <text:p text:style-name="P72">If the keytocheckis <text:span text:style-name="T20">#default</text:span> the value will be the default if no other keys match. (example: <text:span text:style-name="T65">#(switch;15;10;Y;#default;Z)#</text:span> – would default to Z because “15” is not the same string as “10”).</text:p>
            <text:p text:style-name="P85"/>
            <text:p text:style-name="P62">#switchkey<text:span text:style-name="T1"> can be used in the switch statement to reference the key value.</text:span></text:p>
            <text:p text:style-name="P72"/>
            <text:p text:style-name="P72"><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83">#(switch//key//keytocheck1//value1&lt;repeat&gt;)#</text:p>
            <text:p text:style-name="P84">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75"><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98"/>
            <text:p text:style-name="P98">This must be combined with the use of an alternative delimiter though due to the use of the ‘;’ character to split the group.</text:p>
            <text:p text:style-name="P98"/>
            <text:p text:style-name="P98">Example:</text:p>
            <text:p text:style-name="Standard">"#(switch::[45;15]::[15]::nothing::#default::stuff)#</text:p>
            <text:p text:style-name="P152">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82">#rand<text:span text:style-name="T79">om</text:span>;min;max#</text:p>
            <text:p text:style-name="P82"/>
            <text:p text:style-name="P82">min – minimum value (inclusive)</text:p>
            <text:p text:style-name="P81">max – maximum value (inclusive)</text:p>
            <text:p text:style-name="P80">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8" office:value-type="string">
            <text:p text:style-name="Table_20_Contents">#math;[number value](operator)[number value]#</text:p>
            <text:p text:style-name="P217">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17">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18" office:value-type="string">
            <text:p text:style-name="P251">#cnv;[color format string]#</text:p>
            <text:p text:style-name="P251">Alternatives: cnvargb, cnvrgba, cnva, cnvr, cnvg, cnvb</text:p>
            <text:p text:style-name="P251"/>
            <text:p text:style-name="P251">Converts a color formatted string to 0-1 normalized values. (ff = 1)</text:p>
            <text:p text:style-name="P251"/>
            <text:p text:style-name="P251">[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9">Greater than character</text:p>
          </table:table-cell>
          <table:table-cell table:style-name="Table4.B18" office:value-type="string">
            <text:p text:style-name="P53">&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9" office:value-type="string">
            <text:p text:style-name="P53">&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95">Inline background shapes are a convenient way to create backgrounds for various elements. </text:p>
      <text:p text:style-name="P197">Normally you would need to create an independent element and keep its size up-to-date with the foreground element.</text:p>
      <text:p text:style-name="P196">There are two formats:</text:p>
      <text:h text:style-name="Heading_20_4" text:outline-level="4"><text:bookmark-start text:name="__RefHeading___Toc3336_350549976"/>Basic<text:bookmark-end text:name="__RefHeading___Toc3336_350549976"/></text:h>
      <text:p text:style-name="P196">#bgshape::[shape definition string]::[color string]#</text:p>
      <text:p text:style-name="P196"><text:soft-page-break/>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273" text:outline-level="4"><text:bookmark-start text:name="__RefHeading___Toc3338_350549976"/>Advanced<text:bookmark-end text:name="__RefHeading___Toc3338_350549976"/></text:h>
      <text:p text:style-name="P204"><text:bookmark-start text:name="__DdeLink__2992_276080316"/>#bgshape::[shape definition string]::[color string]::[x offset]::[y offset]::[width adjust]::[height adjust]::[outline thickness]::[outline color]#<text:bookmark-end text:name="__DdeLink__2992_276080316"/></text:p>
      <text:p text:style-name="P201">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02">See the <text:bookmark-ref text:reference-format="text" text:ref-name="__RefHeading___Toc3225_445175734">Shape Elements</text:bookmark-ref><text:s/>section for how to define the shape. <text:span text:style-name="T97">The offset and adjust settings may be negative.</text:span></text:p>
      <text:h text:style-name="P274" text:outline-level="4"><text:bookmark-start text:name="__RefHeading___Toc3944_2190213348"/>Advanced <text:span text:style-name="T104">(with opacity)</text:span><text:bookmark-end text:name="__RefHeading___Toc3944_2190213348"/></text:h>
      <text:p text:style-name="P206"><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203">Inline background <text:span text:style-name="T95">graphics</text:span> are a convenient way to create backgrounds for various elements.</text:p>
      <text:p text:style-name="P198">Normally you would need to create an independent element and keep its size up-to-date with the foreground element.</text:p>
      <text:p text:style-name="P198">There are two formats:</text:p>
      <text:h text:style-name="P275" text:outline-level="4"><text:bookmark-start text:name="__RefHeading___Toc3342_350549976"/>Basic<text:bookmark-end text:name="__RefHeading___Toc3342_350549976"/></text:h>
      <text:p text:style-name="P198">#<text:span text:style-name="T94">bggraphic</text:span>::<text:span text:style-name="T87">[image path]</text:span>#</text:p>
      <text:p text:style-name="P199">Example: <text:bookmark-start text:name="__DdeLink__3327_276080316"/><text:bookmark-start text:name="__DdeLink__3331_276080316"/><text:span text:style-name="T22">#</text:span><text:span text:style-name="T24">bggraphic</text:span><text:span text:style-name="T22">::images/Faction_empire.bmp#</text:span><text:bookmark-end text:name="__DdeLink__3327_276080316"/><text:bookmark-end text:name="__DdeLink__3331_276080316"/></text:p>
      <text:p text:style-name="P159">Note: The aspect ratio is not enforced. The <text:span text:style-name="T96">graphic</text:span> will stretch to the bounds of the element.</text:p>
      <text:h text:style-name="P273" text:outline-level="4"><text:bookmark-start text:name="__RefHeading___Toc3344_350549976"/>Advanced<text:bookmark-end text:name="__RefHeading___Toc3344_350549976"/></text:h>
      <text:p text:style-name="P205"><text:bookmark-start text:name="__DdeLink__3006_445175734"/><text:bookmark-start text:name="__DdeLink__3075_276080316"/>#<text:span text:style-name="T94">bggraphic</text:span>::[image path]::[x offset]::[y offset]::[width adjust]::[height adjust]::[lock aspect ratio]::[tile size]::[horizontal align]::[vertical align]#<text:bookmark-end text:name="__DdeLink__3006_445175734"/><text:bookmark-end text:name="__DdeLink__3075_276080316"/></text:p>
      <text:p text:style-name="P200">Example: <text:bookmark-start text:name="__DdeLink__3073_276080316"/><text:bookmark-start text:name="__DdeLink__3157_276080316"/><text:bookmark-start text:name="__DdeLink__3329_276080316"/><text:span text:style-name="T23">#</text:span><text:span text:style-name="T24">bggraphic</text:span><text:span text:style-name="T23">::images/Faction_empire.bmp::-5::-5::10::10::true::-::1::1#</text:span><text:bookmark-end text:name="__DdeLink__3073_276080316"/><text:bookmark-end text:name="__DdeLink__3157_276080316"/><text:bookmark-end text:name="__DdeLink__3329_276080316"/></text:p>
      <text:p text:style-name="P198">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1836106772032">
          <table:table-cell table:style-name="Table2.A1" office:value-type="string">
            <text:p text:style-name="P53">Function</text:p>
          </table:table-cell>
          <table:table-cell table:style-name="Table2.B1" office:value-type="string">
            <text:p text:style-name="P53">Definition Details</text:p>
          </table:table-cell>
        </table:table-row>
        <table:table-row table:style-name="TableLine1836106772304">
          <table:table-cell table:style-name="Table2.A2" office:value-type="string">
            <text:p text:style-name="P9">Referencing an Image</text:p>
          </table:table-cell>
          <table:table-cell table:style-name="Table2.B2" office:value-type="string">
            <text:p text:style-name="P72">The path to the file should be specified. The path may also be relative to the project file. </text:p>
            <text:p text:style-name="P72"/>
            <text:p text:style-name="P72">Supported Image Types: <text:span text:style-name="T32">BMP, GIF, EXIG, JP</text:span><text:span text:style-name="T147">E</text:span><text:span text:style-name="T32">G, PNG, TIFF, and PSD.</text:span> PSD file support is rudimentary. 8 bit per channel PSD images should be <text:soft-page-break/>functional. (RGBA) </text:p>
            <text:p text:style-name="P72"/>
            <text:p text:style-name="P108">WEBP images are supported in Windows only.</text:p>
            <text:p text:style-name="P72"/>
            <text:p text:style-name="P53"><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1836106782912">
          <table:table-cell table:style-name="Table2.A2" office:value-type="string">
            <text:p text:style-name="P9">Draw no image</text:p>
          </table:table-cell>
          <table:table-cell table:style-name="Table2.B2" office:value-type="string">
            <text:p text:style-name="P53">#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72"/>
            <text:p text:style-name="P7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53">Function</text:p>
            </table:table-cell>
            <table:table-cell table:style-name="Table1.B1" office:value-type="string">
              <text:p text:style-name="P53">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53">\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53">\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3">Function</text:p>
            </table:table-cell>
            <table:table-cell table:style-name="Table26.A1" office:value-type="string">
              <text:p text:style-name="P53">Requires Closing Tag</text:p>
            </table:table-cell>
            <table:table-cell table:style-name="Table26.C1" office:value-type="string">
              <text:p text:style-name="P53">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72">Y</text:p>
          </table:table-cell>
          <table:table-cell table:style-name="Table26.C2" office:value-type="string">
            <text:p text:style-name="P53">&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72">Y</text:p>
          </table:table-cell>
          <table:table-cell table:style-name="Table26.C2" office:value-type="string">
            <text:p text:style-name="P53">&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72">Y</text:p>
          </table:table-cell>
          <table:table-cell table:style-name="Table26.C2" office:value-type="string">
            <text:p text:style-name="P53">&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72">N</text:p>
          </table:table-cell>
          <table:table-cell table:style-name="Table26.C2" office:value-type="string">
            <text:p text:style-name="P53">&lt;br&gt;<text:span text:style-name="T1"> – Will be replaced with a new line</text:span></text:p>
          </table:table-cell>
        </table:table-row>
        <text:soft-page-break/>
        <table:table-row table:style-name="Table26.1">
          <table:table-cell table:style-name="Table26.A2" office:value-type="string">
            <text:p text:style-name="P9">Space</text:p>
          </table:table-cell>
          <table:table-cell table:style-name="Table26.A2" office:value-type="string">
            <text:p text:style-name="P72">N</text:p>
          </table:table-cell>
          <table:table-cell table:style-name="Table26.C2" office:value-type="string">
            <text:p text:style-name="P53">&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72">N</text:p>
          </table:table-cell>
          <table:table-cell table:style-name="Table26.C2" office:value-type="string">
            <text:p text:style-name="P53">&lt;push=#;#&gt;<text:span text:style-name="T1"> - (x;y) The amount to push the current x/y values. </text:span></text:p>
            <text:p text:style-name="P53">&lt;push=#&gt;<text:span text:style-name="T1"> - (x) The amount to push the current x value.</text:span></text:p>
            <text:p text:style-name="P72">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72">Y</text:p>
          </table:table-cell>
          <table:table-cell table:style-name="Table26.C2" office:value-type="string">
            <text:p text:style-name="P54">&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53">&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72">N</text:p>
          </table:table-cell>
          <table:table-cell table:style-name="Table26.C2" office:value-type="string">
            <text:p text:style-name="P53">&lt;bgi=[filename]&gt; </text:p>
            <text:p text:style-name="P72"/>
            <text:p text:style-name="P53"><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259812652" text:style-name="L8">
              <text:list-item>
                <text:p text:style-name="P280">x offset</text:p>
              </text:list-item>
              <text:list-item>
                <text:p text:style-name="P280">y offset</text:p>
              </text:list-item>
              <text:list-item>
                <text:p text:style-name="P280">width</text:p>
              </text:list-item>
              <text:list-item>
                <text:p text:style-name="P280">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72">N</text:p>
          </table:table-cell>
          <table:table-cell table:style-name="Table26.C2" office:value-type="string">
            <text:p text:style-name="P53">&lt;img=[filename]&gt;</text:p>
            <text:p text:style-name="P53"><text:span text:style-name="T1">OR </text:span>&lt;img=[filename];[percent]&gt;</text:p>
            <text:p text:style-name="P53"><text:span text:style-name="T1">OR </text:span>&lt;img=[filename];[xoffset];[yoffset]&gt;</text:p>
            <text:p text:style-name="P53"><text:span text:style-name="T1">OR </text:span>&lt;img=[filename];[percent];[xoffset];[yoffset]&gt;</text:p>
            <text:p text:style-name="P72">OR <text:span text:style-name="T20">&lt;img=[filename];[xoffset];[yoffset];[width];[height]&gt;</text:span></text:p>
            <text:p text:style-name="P53"/>
            <text:list xml:id="list3524114516" text:style-name="L9">
              <text:list-item>
                <text:p text:style-name="P281">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281">xoffset – The x draw offset</text:p>
              </text:list-item>
              <text:list-item>
                <text:p text:style-name="P281">yoffset – The y draw offset</text:p>
              </text:list-item>
              <text:list-item>
                <text:p text:style-name="P281">width – The width to draw</text:p>
              </text:list-item>
              <text:list-item>
                <text:p text:style-name="P281">height – The height to draw</text:p>
              </text:list-item>
            </text:list>
            <text:p text:style-name="P72"/>
            <text:p text:style-name="P72">This will render an image and consume horizontal space like text does. If an image is too wide it will be shrunk horizontally to fit.</text:p>
            <text:p text:style-name="P72"/>
          </table:table-cell>
        </table:table-row>
        <text:soft-page-break/>
        <table:table-row table:style-name="Table26.1">
          <table:table-cell table:style-name="Table26.A2" office:value-type="string">
            <text:p text:style-name="P36">Image Color</text:p>
          </table:table-cell>
          <table:table-cell table:style-name="Table26.A2" office:value-type="string">
            <text:p text:style-name="P100">Y</text:p>
          </table:table-cell>
          <table:table-cell table:style-name="Table26.C2" office:value-type="string">
            <text:p text:style-name="P176"><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10">Y</text:p>
          </table:table-cell>
          <table:table-cell table:style-name="Table26.C2" office:value-type="string">
            <text:p text:style-name="P71">&lt;<text:span text:style-name="T155">ict=#&gt;</text:span><text:span text:style-name="T16"> </text:span><text:span text:style-name="T19">- Will switch the current image color type.</text:span></text:p>
            <text:p text:style-name="P112">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10">Y</text:p>
          </table:table-cell>
          <table:table-cell table:style-name="Table26.C2" office:value-type="string">
            <text:p text:style-name="P70">&lt;<text:span text:style-name="T155">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02">Y</text:p>
          </table:table-cell>
          <table:table-cell table:style-name="Table26.C2" office:value-type="string">
            <text:p text:style-name="P70">&lt;mh&gt; <text:span text:style-name="T1">or </text:span>&lt;mv&gt;<text:span text:style-name="T1"> - Will switch image rendering to mirror horizontally or vertically.</text:span></text:p>
            <text:p text:style-name="P70"/>
            <text:p text:style-name="P102"><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72">Y</text:p>
          </table:table-cell>
          <table:table-cell table:style-name="Table26.C2" office:value-type="string">
            <text:p text:style-name="P53">&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72">Y</text:p>
          </table:table-cell>
          <table:table-cell table:style-name="Table26.C2" office:value-type="string">
            <text:p text:style-name="P53">&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72">Y</text:p>
          </table:table-cell>
          <table:table-cell table:style-name="Table26.C2" office:value-type="string">
            <text:p text:style-name="P53">&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42"/>
            <text:p text:style-name="P69"><text:span text:style-name="T56">The </text:span><text:span text:style-name="T54">fontsize</text:span><text:span text:style-name="T56"> parameter can </text:span><text:span text:style-name="T57">blank</text:span><text:span text:style-name="T56"> to indicate to use the prior font size.</text:span></text:p>
            <text:p text:style-name="P142"/>
            <text:p text:style-name="P143">Alternatives:</text:p>
            <text:p text:style-name="P68"><text:span text:style-name="T54">&lt;f=</text:span><text:span text:style-name="T59">fontname</text:span><text:span text:style-name="T54">&gt;</text:span></text:p>
            <text:p text:style-name="P68"><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72"/>
          </table:table-cell>
          <table:table-cell table:style-name="Table26.C2" office:value-type="string">
            <text:p text:style-name="P53">&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72"/>
          </table:table-cell>
          <table:table-cell table:style-name="Table26.C2" office:value-type="string">
            <text:p text:style-name="P53">&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72">Y</text:p>
          </table:table-cell>
          <table:table-cell table:style-name="Table26.C2" office:value-type="string">
            <text:p text:style-name="P53">&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72">Y</text:p>
          </table:table-cell>
          <table:table-cell table:style-name="Table26.C1" office:value-type="string">
            <text:p text:style-name="P53">&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5">Pixel</text:p>
          </table:table-cell>
          <table:table-cell table:style-name="Table26.A2" office:value-type="string">
            <text:p text:style-name="P78">N</text:p>
          </table:table-cell>
          <table:table-cell table:style-name="Table26.C2" office:value-type="string">
            <text:p text:style-name="P6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61">&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06">Y</text:p>
          </table:table-cell>
          <table:table-cell table:style-name="Table26.C2" office:value-type="string">
            <text:p text:style-name="P59">&lt;<text:span text:style-name="T143">p=[first line indent];[wrapped lines indent]&gt;</text:span><text:span text:style-name="T12"> - Creates a paragraph block.</text:span></text:p>
            <text:p text:style-name="P107"/>
            <text:p text:style-name="P106">First line indent – The number of characters to indent the first line and the line immediately after a forced line break “&lt;br&gt;” (based on current font).</text:p>
            <text:p text:style-name="P106"/>
            <text:p text:style-name="P106">Wrapped lines indent – The number of characters to indent all wrapped lines (based on current font).</text:p>
            <text:p text:style-name="P107"/>
          </table:table-cell>
        </table:table-row>
        <table:table-row table:style-name="Table26.1">
          <table:table-cell table:style-name="Table26.A2" office:value-type="string">
            <text:p text:style-name="P14">Align Center </text:p>
          </table:table-cell>
          <table:table-cell table:style-name="Table26.A2" office:value-type="string">
            <text:p text:style-name="P79">Y</text:p>
          </table:table-cell>
          <table:table-cell table:style-name="Table26.C2" office:value-type="string">
            <text:p text:style-name="P5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9">Y</text:p>
          </table:table-cell>
          <table:table-cell table:style-name="Table26.C2" office:value-type="string">
            <text:p text:style-name="P5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9">Y</text:p>
          </table:table-cell>
          <table:table-cell table:style-name="Table26.C2" office:value-type="string">
            <text:p text:style-name="P5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5">N</text:p>
          </table:table-cell>
          <table:table-cell table:style-name="Table26.C2" office:value-type="string">
            <text:p text:style-name="P67">&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5"/>
            <text:p text:style-name="P65"><text:span text:style-name="T1">&lt;marginleft=30;150;350&gt; - creates a </text:span><text:span text:style-name="T5">left </text:span><text:span text:style-name="T1">margin of 30 pixels for the y-range of 150-350 within the element (relative).</text:span></text:p>
            <text:p text:style-name="P95"/>
            <text:p text:style-name="P66"><text:span text:style-name="T5">Notes:</text:span><text:span text:style-name="T1"> </text:span></text:p>
            <text:list xml:id="list2946755381" text:style-name="L10">
              <text:list-item>
                <text:p text:style-name="P283"><text:span text:style-name="T36">D</text:span><text:span text:style-name="T34">efine these at the start of the Element Definition. While you can set them later it may not work as expected.</text:span></text:p>
              </text:list-item>
              <text:list-item>
                <text:p text:style-name="P284"><text:span text:style-name="T36">This only works with left-aligned unjustified text </text:span><text:span text:style-name="T38">(for now)</text:span><text:span text:style-name="T36">.</text:span></text:p>
              </text:list-item>
              <text:list-item>
                <text:p text:style-name="P285"><text:span text:style-name="T36">Y</text:span><text:span text:style-name="T34">ou may specify multiple margins for both left and right (left/right are treated independently). </text:span></text:p>
              </text:list-item>
              <text:list-item>
                <text:p text:style-name="P282">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95">N</text:p>
          </table:table-cell>
          <table:table-cell table:style-name="Table26.C2" office:value-type="string">
            <text:p text:style-name="P177"><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5"/>
            <text:p text:style-name="P173"><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5"/>
            <text:p text:style-name="P96">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76">Y</text:p>
          </table:table-cell>
          <table:table-cell table:style-name="Table26.C2" office:value-type="string">
            <text:p text:style-name="P5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72">N</text:p>
          </table:table-cell>
          <table:table-cell table:style-name="Table26.C2" office:value-type="string">
            <text:p text:style-name="P53">&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72">N</text:p>
          </table:table-cell>
          <table:table-cell table:style-name="Table26.C2" office:value-type="string">
            <text:p text:style-name="P53">&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7">N/A</text:p>
          </table:table-cell>
          <table:table-cell table:style-name="Table26.C2" office:value-type="string">
            <text:p text:style-name="P77">The ‘\’ character can be used to indicate to ignore any special meaning of the following character. Examples:</text:p>
            <text:p text:style-name="P5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1836106781824">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183610678590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1836106786720">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183610678726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53">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53">[EdgeSize]</text:p>
            <text:p text:style-name="P72"/>
            <text:p text:style-name="P72">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53">[AllowPartialGrid];[GridWidth];[GridHeight]</text:p>
            <text:p text:style-name="P53"/>
            <text:p text:style-name="P72">AllowPartialGrid – Allows the grid to draw in an incomplete form on the right and bottom</text:p>
            <text:p text:style-name="P72">GridWidth – The width of a single rectangle in the grid.</text:p>
            <text:p text:style-name="P72">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53">[Corner]</text:p>
            <text:p text:style-name="P53"/>
            <text:p text:style-name="P72">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475866675" text:style-name="L11">
        <text:list-item>
          <text:p text:style-name="P30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62" text:outline-level="2"><text:bookmark-start text:name="__RefHeading___Toc5091_3568829764"/>SubLayout Elements<text:bookmark-end text:name="__RefHeading___Toc5091_3568829764"/></text:h>
      <text:p text:style-name="P233">Warning:</text:p>
      <text:list xml:id="list3058632632" text:style-name="L12">
        <text:list-item>
          <text:p text:style-name="P303">SubLayouts <text:span text:style-name="T151">are</text:span> <text:span text:style-name="T62">experimental</text:span> at this time.</text:p>
        </text:list-item>
        <text:list-item>
          <text:p text:style-name="P304">This documentation probably is missing some things! (oops)</text:p>
        </text:list-item>
        <text:list-item>
          <text:p text:style-name="P303">I do not recommend using this functionality without a very solid understanding of the rest of the application (in particular how defines and references work).</text:p>
        </text:list-item>
        <text:list-item>
          <text:p text:style-name="P305">WYSIWYG (what you see is what you get) is kind of <text:span text:style-name="T151">broken</text:span> as the generated SubLayout images may not exist when editing in the application.</text:p>
        </text:list-item>
        <text:list-item>
          <text:p text:style-name="P306">Error reporting with SubLayouts is very limited</text:p>
        </text:list-item>
      </text:list>
      <text:p text:style-name="P239">SubLayouts are an organizational tool that allows you to custom generate images for use in a layout. SubLayouts can be nested where one layout can depend on another and that layout may depend on another.</text:p>
      <text:p text:style-name="P235">SubLayouts are setup via elements. All SubLayout elements are processed on every row <text:span text:style-name="T152">of the reference</text:span> before any other element is rendered.</text:p>
      <text:h text:style-name="Heading_20_3" text:outline-level="3"><text:bookmark-start text:name="__RefHeading___Toc5093_3568829764"/><text:soft-page-break/>Setting up a SubLayout Element<text:bookmark-end text:name="__RefHeading___Toc5093_3568829764"/></text:h>
      <text:p text:style-name="P166">[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1836106789168">
            <table:table-cell table:style-name="SubLayoutParameters.A1" office:value-type="string">
              <text:p text:style-name="P238">Parameter</text:p>
            </table:table-cell>
            <table:table-cell table:style-name="SubLayoutParameters.B1" office:value-type="string">
              <text:p text:style-name="P238">Description</text:p>
            </table:table-cell>
          </table:table-row>
        </table:table-header-rows>
        <table:table-row table:style-name="TableLine1836106812016">
          <table:table-cell table:style-name="SubLayoutParameters.A2" office:value-type="string">
            <text:p text:style-name="Table_20_Contents">nomemexport </text:p>
          </table:table-cell>
          <table:table-cell table:style-name="SubLayoutParameters.B2" office:value-type="string">
            <text:p text:style-name="P234">Flags the SubLayout export to not create in-memory images.</text:p>
          </table:table-cell>
        </table:table-row>
        <table:table-row table:style-name="TableLine1836106800864">
          <table:table-cell table:style-name="SubLayoutParameters.A2" office:value-type="string">
            <text:p text:style-name="Table_20_Contents">exportformat</text:p>
          </table:table-cell>
          <table:table-cell table:style-name="SubLayoutParameters.B2" office:value-type="string">
            <text:p text:style-name="P237">Specifies the desired image file type output.</text:p>
            <text:p text:style-name="P237"/>
            <text:p text:style-name="P237">Example: exportformat;png</text:p>
            <text:p text:style-name="P237"/>
            <text:p text:style-name="P234">See <text:bookmark-ref text:reference-format="text" text:ref-name="__RefHeading___Toc3952_2190213348">Common Command Line Arguments</text:bookmark-ref><text:s/>for a list of supported image types.</text:p>
          </table:table-cell>
        </table:table-row>
        <table:table-row table:style-name="TableLine1836106812288">
          <table:table-cell table:style-name="SubLayoutParameters.A2" office:value-type="string">
            <text:p text:style-name="P250">skipreferences</text:p>
          </table:table-cell>
          <table:table-cell table:style-name="SubLayoutParameters.B2" office:value-type="string">
            <text:p text:style-name="P244">Do not pass reference values to the SubLayout</text:p>
          </table:table-cell>
        </table:table-row>
        <table:table-row table:style-name="TableLine1836106814192">
          <table:table-cell table:style-name="SubLayoutParameters.A2" office:value-type="string">
            <text:p text:style-name="P250">skipdefines</text:p>
          </table:table-cell>
          <table:table-cell table:style-name="SubLayoutParameters.B2" office:value-type="string">
            <text:p text:style-name="P244">Do not pass define values to the SubLayout</text:p>
          </table:table-cell>
        </table:table-row>
        <table:table-row table:style-name="TableLine1836106800320">
          <table:table-cell table:style-name="SubLayoutParameters.A2" office:value-type="string">
            <text:p text:style-name="Table_20_Contents">exportindices</text:p>
          </table:table-cell>
          <table:table-cell table:style-name="SubLayoutParameters.B2" office:value-type="string">
            <text:p text:style-name="P245">Specifies the indices to export in the SubLayout</text:p>
            <text:p text:style-name="P245"/>
            <text:p text:style-name="P245">Example: <text:span text:style-name="T106">1-4,6,18-27</text:span></text:p>
          </table:table-cell>
        </table:table-row>
      </table:table>
      <text:p text:style-name="Text_20_body"/>
      <text:p text:style-name="P235">Defines/values are specified with a “;;” separator and will be available to the SubLayout during any translations.</text:p>
      <text:p text:style-name="P235">Examples:</text:p>
      <text:p text:style-name="P169">SubLayout::exportformat:png::card_count;;10</text:p>
      <text:p text:style-name="P169">SubLayout::nomemexport;exportformat:png::card_count;;10</text:p>
      <text:p text:style-name="P170">MyCustomLayout</text:p>
      <text:p text:style-name="P241"><text:span text:style-name="T20">MyCustomLayout::::</text:span><text:span text:style-name="T31">card_count;;10</text:span></text:p>
      <text:p text:style-name="P163"/>
      <text:p text:style-name="P163">SubLayout element definitions are translated like any other element.</text:p>
      <text:h text:style-name="P268" text:outline-level="3"><text:bookmark-start text:name="__RefHeading___Toc5192_2129215700"/>SubLayouts Defines and Reference Values<text:bookmark-end text:name="__RefHeading___Toc5192_2129215700"/></text:h>
      <text:p text:style-name="P242">A ParentLayout passes all defines and reference values (except <text:span text:style-name="T153">element </text:span>overrides) to the SubLayout during export. The reference values are that of the current line being exported from the reference (if applicable).</text:p>
      <text:p text:style-name="P242">Priority Order for define and value lookups:</text:p>
      <text:list xml:id="list3888099975" text:style-name="L13">
        <text:list-item>
          <text:p text:style-name="P307">Defines specified on the SubLayout element</text:p>
        </text:list-item>
        <text:list-item>
          <text:p text:style-name="P307">ParentLayout defines/values</text:p>
        </text:list-item>
        <text:list-item>
          <text:p text:style-name="P307">Defines/values on the SubLayout</text:p>
        </text:list-item>
      </text:list>
      <text:h text:style-name="P269" text:outline-level="3"><text:bookmark-start text:name="__RefHeading___Toc5095_3568829764"/><text:soft-page-break/>Accessing a Generated SubLayout Graphic<text:bookmark-end text:name="__RefHeading___Toc5095_3568829764"/></text:h>
      <text:p text:style-name="P235">To reference the generated image specify the name by “name format” of the Layout being referenced. By default this is the [name of the layout_#] (where number is the card index).</text:p>
      <text:p text:style-name="P235">Example: </text:p>
      <text:p text:style-name="P240">Layout: SubLayout</text:p>
      <text:p text:style-name="P240">Export format: #L_## (this is the same as the default)</text:p>
      <text:p text:style-name="P240">Accessing the in-memory image via a Graphic Element: SubLayout_1</text:p>
      <text:p text:style-name="P240">If you choose to export a file you can also reference the image file as normal with a Graphic Element.</text:p>
      <text:p text:style-name="P240">The generated images (files and in-memory) will be overwritten every time a SubLayout is regenerated for a given row.</text:p>
      <text:h text:style-name="P270"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0">(single or entire layouts)</text:span><text:bookmark-end text:name="__RefHeading___Toc4708_2129215700"/></text:h>
      <text:p text:style-name="P236">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36">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36">If you choose to export files in SubLayouts the destination will be the startup path of the application.</text:p>
      <text:h text:style-name="P276" text:outline-level="4"><text:bookmark-start text:name="__RefHeading___Toc5849_2032965949"/>Google References<text:bookmark-end text:name="__RefHeading___Toc5849_2032965949"/></text:h>
      <text:p text:style-name="P243">If you are working with Google references please enable Google Cache to avoid requesting the <text:span text:style-name="T156">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2835902366" text:style-name="L14">
        <text:list-item>
          <text:p text:style-name="P277">Card Values (![x])</text:p>
        </text:list-item>
        <text:list-item>
          <text:p text:style-name="P277">Data Source References (@[x]) <text:span text:style-name="T82">&amp; Substring (%[x,y,z]) (starting with right most first)</text:span></text:p>
        </text:list-item>
        <text:list-item>
          <text:p text:style-name="P278">Element Fields (&amp;[x])</text:p>
        </text:list-item>
        <text:list-item>
          <text:p text:style-name="P277">If/Switch <text:span text:style-name="T68">(starting with the right most first)</text:span></text:p>
        </text:list-item>
        <text:list-item>
          <text:p text:style-name="P277">Text translations (Note: These only apply to Text elements)</text:p>
        </text:list-item>
        <text:list-item>
          <text:p text:style-name="P279">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1836106809024">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1836106803040">
          <table:table-cell table:style-name="Table29.A2" office:value-type="string">
            <text:p text:style-name="P157">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1836106797872">
          <table:table-cell table:style-name="Table29.A2" office:value-type="string">
            <text:p text:style-name="P157">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1836106798144">
          <table:table-cell table:style-name="Table29.A2" office:value-type="string">
            <text:p text:style-name="P158">Log Incept Translation</text:p>
          </table:table-cell>
          <table:table-cell table:style-name="Table29.B2" office:value-type="string">
            <text:p text:style-name="P154">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1836106798960">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1836106806576">
          <table:table-cell table:style-name="PrintSettings.A2" office:value-type="string">
            <text:p text:style-name="P157">Page Width</text:p>
          </table:table-cell>
          <table:table-cell table:style-name="PrintSettings.B2" office:value-type="string">
            <text:p text:style-name="Table_20_Contents">The full width of the paper to print to (inches)</text:p>
          </table:table-cell>
        </table:table-row>
        <table:table-row table:style-name="TableLine1836106803312">
          <table:table-cell table:style-name="PrintSettings.A2" office:value-type="string">
            <text:p text:style-name="P157">Page Height</text:p>
          </table:table-cell>
          <table:table-cell table:style-name="PrintSettings.B2" office:value-type="string">
            <text:p text:style-name="Table_20_Contents">The full height of the paper to print to (inches)</text:p>
          </table:table-cell>
        </table:table-row>
        <table:table-row table:style-name="TableLine1836106812560">
          <table:table-cell table:style-name="PrintSettings.A2" office:value-type="string">
            <text:p text:style-name="P157">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1836106801408">
          <table:table-cell table:style-name="PrintSettings.A2" office:value-type="string">
            <text:p text:style-name="P157">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1836106814464">
          <table:table-cell table:style-name="PrintSettings.A2" office:value-type="string">
            <text:p text:style-name="P157">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1836106805488">
          <table:table-cell table:style-name="PrintSettings.A2" office:value-type="string">
            <text:p text:style-name="P157">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57">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71" text:outline-level="3"><text:bookmark-start text:name="__RefHeading___Toc6348_3332896927"/><text:soft-page-break/>Exporting Borders<text:bookmark-end text:name="__RefHeading___Toc6348_3332896927"/></text:h>
      <text:p text:style-name="P224">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57">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07">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08">CardMaker supports a number of command line options related to exporting as well as starting up with a specific project loaded.</text:p>
      <text:h text:style-name="P263" text:outline-level="2"><text:bookmark-start text:name="__RefHeading___Toc3948_2190213348"/>Start-up Project<text:bookmark-end text:name="__RefHeading___Toc3948_2190213348"/></text:h>
      <text:p text:style-name="P208">Simply provide the file path to the CardMaker Project as the first and only argument to the application.</text:p>
      <text:p text:style-name="P208">Example: CardMaker E:\CardMaker\sample\sample_project.cmp</text:p>
      <text:h text:style-name="Heading_20_2" text:outline-level="2"><text:bookmark-start text:name="__RefHeading___Toc3950_2190213348"/>Export<text:bookmark-end text:name="__RefHeading___Toc3950_2190213348"/></text:h>
      <text:p text:style-name="P209">Export supports two general modes: PDF and Image export. PDF exports entire layouts to a single PDF file while Image export allows for very granular exports down to the individual card.</text:p>
      <text:h text:style-name="P272"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1836106811200">
            <table:table-cell table:style-name="CommonCommandLineArgs.A1" office:value-type="string">
              <text:p text:style-name="P210">Functionality</text:p>
            </table:table-cell>
            <table:table-cell table:style-name="CommonCommandLineArgs.A1" office:value-type="string">
              <text:p text:style-name="P210">Argument</text:p>
            </table:table-cell>
            <table:table-cell table:style-name="CommonCommandLineArgs.A1" office:value-type="string">
              <text:p text:style-name="P210">Example</text:p>
            </table:table-cell>
            <table:table-cell table:style-name="CommonCommandLineArgs.D1" office:value-type="string">
              <text:p text:style-name="P210">Notes</text:p>
            </table:table-cell>
          </table:table-row>
        </table:table-header-rows>
        <table:table-row table:style-name="TableLine1836106804672">
          <table:table-cell table:style-name="CommonCommandLineArgs.A2" office:value-type="string">
            <text:p text:style-name="P181">Export Format</text:p>
          </table:table-cell>
          <table:table-cell table:style-name="CommonCommandLineArgs.A2" office:value-type="string">
            <text:p text:style-name="P180">-<text:span text:style-name="T105">exportFormat</text:span></text:p>
          </table:table-cell>
          <table:table-cell table:style-name="CommonCommandLineArgs.A2" office:value-type="string">
            <text:p text:style-name="P181">pdf</text:p>
          </table:table-cell>
          <table:table-cell table:style-name="CommonCommandLineArgs.D2" office:value-type="string">
            <text:p text:style-name="P181">Various formats:</text:p>
            <text:p text:style-name="P183">pdf, bmp, emf, exif, gif, icon, jpeg, png<text:span text:style-name="T112">(image </text:span><text:soft-page-break/><text:span text:style-name="T112">default)</text:span>, tiff, wmf</text:p>
            <text:p text:style-name="P183"/>
            <text:p text:style-name="P186">webp is only supported in windows</text:p>
          </table:table-cell>
        </table:table-row>
        <table:table-row table:style-name="TableLine1836106805760">
          <table:table-cell table:style-name="CommonCommandLineArgs.A2" office:value-type="string">
            <text:p text:style-name="P181">Export Path</text:p>
          </table:table-cell>
          <table:table-cell table:style-name="CommonCommandLineArgs.A2" office:value-type="string">
            <text:p text:style-name="P180">-<text:span text:style-name="T105">exportPath</text:span></text:p>
          </table:table-cell>
          <table:table-cell table:style-name="CommonCommandLineArgs.A2" office:value-type="string">
            <text:p text:style-name="P181">E:\file.pdf</text:p>
          </table:table-cell>
          <table:table-cell table:style-name="CommonCommandLineArgs.D2" office:value-type="string">
            <text:p text:style-name="P181">For pdf files this should be a file path. For images it should be a folder path.</text:p>
          </table:table-cell>
        </table:table-row>
        <table:table-row table:style-name="TableLine1836106803584">
          <table:table-cell table:style-name="CommonCommandLineArgs.A2" office:value-type="string">
            <text:p text:style-name="P181">Project Path</text:p>
          </table:table-cell>
          <table:table-cell table:style-name="CommonCommandLineArgs.A2" office:value-type="string">
            <text:p text:style-name="P180">-<text:span text:style-name="T105">projectPath</text:span></text:p>
          </table:table-cell>
          <table:table-cell table:style-name="CommonCommandLineArgs.A2" office:value-type="string">
            <text:p text:style-name="P185">E:\CardMaker\sample\sample_project.cmp</text:p>
          </table:table-cell>
          <table:table-cell table:style-name="CommonCommandLineArgs.D2" office:value-type="string">
            <text:p text:style-name="P181"/>
          </table:table-cell>
        </table:table-row>
        <table:table-row table:style-name="TableLine1836106802224">
          <table:table-cell table:style-name="CommonCommandLineArgs.A2" office:value-type="string">
            <text:p text:style-name="P181">Layout Names</text:p>
          </table:table-cell>
          <table:table-cell table:style-name="CommonCommandLineArgs.A2" office:value-type="string">
            <text:p text:style-name="P180">-<text:span text:style-name="T105">layoutNames</text:span></text:p>
          </table:table-cell>
          <table:table-cell table:style-name="CommonCommandLineArgs.A2" office:value-type="string">
            <text:p text:style-name="P182">“PowerDeck” “Layout with space”</text:p>
          </table:table-cell>
          <table:table-cell table:style-name="CommonCommandLineArgs.D2" office:value-type="string">
            <text:p text:style-name="P181">The args following this may be quoted and should have spaces between them. Each of the layouts will be included in the export. <text:span text:style-name="T108">Defaults to all in project.</text:span></text:p>
          </table:table-cell>
        </table:table-row>
        <table:table-row table:style-name="TableLine1836106806304">
          <table:table-cell table:style-name="CommonCommandLineArgs.A2" office:value-type="string">
            <text:p text:style-name="P181">Google Credentials</text:p>
          </table:table-cell>
          <table:table-cell table:style-name="CommonCommandLineArgs.A2" office:value-type="string">
            <text:p text:style-name="P180">-<text:span text:style-name="T105">googleCredential</text:span></text:p>
          </table:table-cell>
          <table:table-cell table:style-name="CommonCommandLineArgs.A2" office:value-type="string">
            <text:p text:style-name="P182"/>
          </table:table-cell>
          <table:table-cell table:style-name="CommonCommandLineArgs.D2" office:value-type="string">
            <text:p text:style-name="P181">The key provided by visiting the OAUTH2 page within the UI (can also be visited manually).</text:p>
          </table:table-cell>
        </table:table-row>
      </table:table>
      <text:p text:style-name="P211"/>
      <text:h text:style-name="P272"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1836106799504">
            <table:table-cell table:style-name="PDFCommandLineArgs.A1" office:value-type="string">
              <text:p text:style-name="P210">Functionality</text:p>
            </table:table-cell>
            <table:table-cell table:style-name="PDFCommandLineArgs.A1" office:value-type="string">
              <text:p text:style-name="P210">Argument</text:p>
            </table:table-cell>
            <table:table-cell table:style-name="PDFCommandLineArgs.A1" office:value-type="string">
              <text:p text:style-name="P210">Example</text:p>
            </table:table-cell>
            <table:table-cell table:style-name="PDFCommandLineArgs.D1" office:value-type="string">
              <text:p text:style-name="P210">Notes</text:p>
            </table:table-cell>
          </table:table-row>
        </table:table-header-rows>
        <table:table-row table:style-name="TableLine1836106803856">
          <table:table-cell table:style-name="PDFCommandLineArgs.A2" office:value-type="string">
            <text:p text:style-name="P184">Page Orientation</text:p>
          </table:table-cell>
          <table:table-cell table:style-name="PDFCommandLineArgs.A2" office:value-type="string">
            <text:p text:style-name="P180">-<text:span text:style-name="T106">pageOrientation</text:span></text:p>
          </table:table-cell>
          <table:table-cell table:style-name="PDFCommandLineArgs.A2" office:value-type="string">
            <text:p text:style-name="P184">landscape</text:p>
          </table:table-cell>
          <table:table-cell table:style-name="PDFCommandLineArgs.D2" office:value-type="string">
            <text:p text:style-name="P184">Landscape or Portrait(default)</text:p>
          </table:table-cell>
        </table:table-row>
      </table:table>
      <text:p text:style-name="P211"/>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1836106808480">
            <table:table-cell table:style-name="ImageCommandLineArgs.A1" office:value-type="string">
              <text:p text:style-name="P210">Functionality</text:p>
            </table:table-cell>
            <table:table-cell table:style-name="ImageCommandLineArgs.A1" office:value-type="string">
              <text:p text:style-name="P210">Argument</text:p>
            </table:table-cell>
            <table:table-cell table:style-name="ImageCommandLineArgs.A1" office:value-type="string">
              <text:p text:style-name="P210">Example</text:p>
            </table:table-cell>
            <table:table-cell table:style-name="ImageCommandLineArgs.D1" office:value-type="string">
              <text:p text:style-name="P210">Notes</text:p>
            </table:table-cell>
          </table:table-row>
        </table:table-header-rows>
        <table:table-row table:style-name="TableLine1836106831328">
          <table:table-cell table:style-name="ImageCommandLineArgs.A2" office:value-type="string">
            <text:p text:style-name="P180">Card Indices</text:p>
          </table:table-cell>
          <table:table-cell table:style-name="ImageCommandLineArgs.A2" office:value-type="string">
            <text:p text:style-name="P180">-<text:span text:style-name="T106">cardIndices</text:span></text:p>
          </table:table-cell>
          <table:table-cell table:style-name="ImageCommandLineArgs.A2" office:value-type="string">
            <text:p text:style-name="P180">“<text:span text:style-name="T106">1-4,6,18-27</text:span>”</text:p>
          </table:table-cell>
          <table:table-cell table:style-name="ImageCommandLineArgs.D2" office:value-type="string">
            <text:p text:style-name="P184">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14">1 - Export the cards 1-4,6,7 from layouts Sample and Default from the custom_project.cmp as png files to E:\export.</text:p>
      <text:p text:style-name="P212">CardMaker -projectPath E:\<text:span text:style-name="T110">custom</text:span>_project.cmp -exportFormat png <text:line-break/>-layoutNames "<text:span text:style-name="T110">Sample</text:span>" "Default" -cardIndices "1-4,<text:span text:style-name="T109">6,</text:span>7" <text:line-break/>-exportPath "E:\export\"</text:p>
      <text:p text:style-name="P37"><text:soft-page-break/>One oddity of note: The indices specified apply across both layouts so either don’t do that or be very careful! I would recommend exporting one layout at a time if you specify card indices.</text:p>
      <text:p text:style-name="P214">2 - Export all the cards from every layout from the custom_project.cmp as a pdf file E:\export\file.pdf.</text:p>
      <text:p text:style-name="P213">CardMaker -projectPath E:\<text:span text:style-name="T110">custom</text:span>_project.cmp -exportFormat <text:span text:style-name="T111">pdf</text:span> <text:line-break/>-exportPath "<text:span text:style-name="T111">E:\export\file.pdf</text:span>"</text:p>
      <text:p text:style-name="P213"/>
      <text:h text:style-name="Heading_20_1" text:outline-level="1"><text:bookmark-start text:name="__RefHeading___Toc3862_737891315"/>File Formats and 3<text:span text:style-name="T115">rd</text:span> Party Handlers<text:bookmark-end text:name="__RefHeading___Toc3862_737891315"/></text:h>
      <text:p text:style-name="P216">PSD files are read by Endogine based code</text:p>
      <text:p text:style-name="P216">Excel files are read by ClosedXML</text:p>
      <text:list xml:id="list1123181023" text:style-name="L15">
        <text:list-item>
          <text:p text:style-name="P308">There may be issues if a cell has a comment applied</text:p>
        </text:list-item>
      </text:list>
      <text:p text:style-name="P216">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2" meta:paragraph-count="1235" meta:word-count="10342" meta:character-count="63120" meta:non-whitespace-character-count="53930"/>
  </office:meta>
</office:document-meta>
</file>